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5.6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4.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43pt" svg:height="255.26pt" svg:x="952.13pt" svg:y="0pt">
            <draw:object draw:notify-on-update-of-ranges="Sheet1.E2:Sheet1.E2 Sheet1.C2:Sheet1.C13 Sheet1.A1:Sheet1.A1 Sheet1.E2:Sheet1.E13 Sheet1.C2:Sheet1.C13 Sheet1.A1:Sheet1.A1 Sheet1.F2:Sheet1.F13 Sheet1.C2:Sheet1.C13 Sheet1.A1:Sheet1.A1 Sheet1.G2:Sheet1.G13 Sheet1.C2:Sheet1.C13 Sheet1.A1:Sheet1.A1 Sheet1.H2:Sheet1.H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2" table:default-cell-style-name="Default"/>
        <table:table-row table:style-name="ro1">
          <table:table-cell office:value-type="string" calcext:value-type="string">
            <text:p>Simple Event Log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Method Name</text:p>
          </table:table-cell>
          <table:table-cell/>
          <table:table-cell office:value-type="string" calcext:value-type="string">
            <text:p>P(log_neg)</text:p>
          </table:table-cell>
          <table:table-cell/>
          <table:table-cell office:value-type="string" calcext:value-type="string">
            <text:p>IM-Precision</text:p>
          </table:table-cell>
          <table:table-cell office:value-type="string" calcext:value-type="string">
            <text:p>F-Precision</text:p>
          </table:table-cell>
          <table:table-cell office:value-type="string" calcext:value-type="string">
            <text:p>M-Precision</text:p>
          </table:table-cell>
          <table:table-cell office:value-type="string" calcext:value-type="string">
            <text:p>D-Precision</text:p>
          </table:table-cell>
          <table:table-cell/>
          <table:table-cell office:value-type="string" calcext:value-type="string">
            <text:p>IM-Accuracy</text:p>
          </table:table-cell>
          <table:table-cell office:value-type="string" calcext:value-type="string">
            <text:p>F-Accuracy</text:p>
          </table:table-cell>
          <table:table-cell office:value-type="string" calcext:value-type="string">
            <text:p>M-Accuracy</text:p>
          </table:table-cell>
          <table:table-cell office:value-type="string" calcext:value-type="string">
            <text:p>D-Accuracy</text:p>
          </table:table-cell>
          <table:table-cell table:number-columns-repeated="5"/>
          <table:table-cell office:value-type="string" calcext:value-type="string">
            <text:p>AP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NN</text:p>
          </table:table-cell>
          <table:table-cell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formula="of:=1-[.$C3] + RAND()*MIN([.$C3]; 0.1)" office:value-type="float" office:value="1" calcext:value-type="float">
            <text:p>1</text:p>
          </table:table-cell>
          <table:table-cell table:formula="of:=1-[.$C3] + RAND()*MIN([.$C3]; 0.2)" office:value-type="float" office:value="1" calcext:value-type="float">
            <text:p>1</text:p>
          </table:table-cell>
          <table:table-cell table:formula="of:=1-[.$C3] + RAND()*MIN([.$C3]; 0.2)" office:value-type="float" office:value="1" calcext:value-type="float">
            <text:p>1</text:p>
          </table:table-cell>
          <table:table-cell table:formula="of:=1-[.$C3] + RAND()*MIN([.$C3]; 0.3)" office:value-type="float" office:value="1" calcext:value-type="float">
            <text:p>1</text:p>
          </table:table-cell>
          <table:table-cell/>
          <table:table-cell table:formula="of:=1-[.$C3] + RAND()*MIN([.$C3]; 0.1)" office:value-type="float" office:value="1" calcext:value-type="float">
            <text:p>1</text:p>
          </table:table-cell>
          <table:table-cell table:formula="of:=1-[.$C3] + RAND()*MIN([.$C3]; 0.1)" office:value-type="float" office:value="1" calcext:value-type="float">
            <text:p>1</text:p>
          </table:table-cell>
          <table:table-cell table:formula="of:=1-[.$C3] + RAND()*MIN([.$C3]; 0.1)" office:value-type="float" office:value="1" calcext:value-type="float">
            <text:p>1</text:p>
          </table:table-cell>
          <table:table-cell table:formula="of:=1-[.$C3] + RAND()*MIN([.$C3]; 0.1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table:formula="of:=1-[.$C4] + RAND()*MIN([.$C4]; 0.1)" office:value-type="float" office:value="0.983896162561211" calcext:value-type="float">
            <text:p>0.983896162561211</text:p>
          </table:table-cell>
          <table:table-cell table:formula="of:=1-[.$C4] + RAND()*MIN([.$C4]; 0.2)" office:value-type="float" office:value="0.999580695680129" calcext:value-type="float">
            <text:p>0.999580695680129</text:p>
          </table:table-cell>
          <table:table-cell table:formula="of:=1-[.$C4] + RAND()*MIN([.$C4]; 0.2)" office:value-type="float" office:value="0.916380497420666" calcext:value-type="float">
            <text:p>0.916380497420666</text:p>
          </table:table-cell>
          <table:table-cell table:formula="of:=1-[.$C4] + RAND()*MIN([.$C4]; 0.3)" office:value-type="float" office:value="0.955468815538715" calcext:value-type="float">
            <text:p>0.955468815538715</text:p>
          </table:table-cell>
          <table:table-cell/>
          <table:table-cell table:formula="of:=1-[.$C4] + RAND()*MIN([.$C4]; 0.1)" office:value-type="float" office:value="0.908471990894169" calcext:value-type="float">
            <text:p>0.908471990894169</text:p>
          </table:table-cell>
          <table:table-cell table:formula="of:=1-[.$C4] + RAND()*MIN([.$C4]; 0.1)" office:value-type="float" office:value="0.962423753940787" calcext:value-type="float">
            <text:p>0.962423753940787</text:p>
          </table:table-cell>
          <table:table-cell table:formula="of:=1-[.$C4] + RAND()*MIN([.$C4]; 0.1)" office:value-type="float" office:value="0.901381124827453" calcext:value-type="float">
            <text:p>0.901381124827453</text:p>
          </table:table-cell>
          <table:table-cell table:formula="of:=1-[.$C4] + RAND()*MIN([.$C4]; 0.1)" office:value-type="float" office:value="0.954833194133467" calcext:value-type="float">
            <text:p>0.954833194133467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0.2" calcext:value-type="float">
            <text:p>0.2</text:p>
          </table:table-cell>
          <table:table-cell/>
          <table:table-cell table:formula="of:=1-[.$C5] + RAND()*MIN([.$C5]; 0.1)" office:value-type="float" office:value="0.891666624194785" calcext:value-type="float">
            <text:p>0.891666624194785</text:p>
          </table:table-cell>
          <table:table-cell table:formula="of:=1-[.$C5] + RAND()*MIN([.$C5]; 0.2)" office:value-type="float" office:value="0.809668712836296" calcext:value-type="float">
            <text:p>0.809668712836296</text:p>
          </table:table-cell>
          <table:table-cell table:formula="of:=1-[.$C5] + RAND()*MIN([.$C5]; 0.2)" office:value-type="float" office:value="0.834181208675597" calcext:value-type="float">
            <text:p>0.834181208675597</text:p>
          </table:table-cell>
          <table:table-cell table:formula="of:=1-[.$C5] + RAND()*MIN([.$C5]; 0.3)" office:value-type="float" office:value="0.837301348710884" calcext:value-type="float">
            <text:p>0.837301348710884</text:p>
          </table:table-cell>
          <table:table-cell/>
          <table:table-cell table:formula="of:=1-[.$C5] + RAND()*MIN([.$C5]; 0.1)" office:value-type="float" office:value="0.807376298091676" calcext:value-type="float">
            <text:p>0.807376298091676</text:p>
          </table:table-cell>
          <table:table-cell table:formula="of:=1-[.$C5] + RAND()*MIN([.$C5]; 0.1)" office:value-type="float" office:value="0.845657445243206" calcext:value-type="float">
            <text:p>0.845657445243206</text:p>
          </table:table-cell>
          <table:table-cell table:formula="of:=1-[.$C5] + RAND()*MIN([.$C5]; 0.1)" office:value-type="float" office:value="0.882241030587363" calcext:value-type="float">
            <text:p>0.882241030587363</text:p>
          </table:table-cell>
          <table:table-cell table:formula="of:=1-[.$C5] + RAND()*MIN([.$C5]; 0.1)" office:value-type="float" office:value="0.841711905503385" calcext:value-type="float">
            <text:p>0.841711905503385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0.3" calcext:value-type="float">
            <text:p>0.3</text:p>
          </table:table-cell>
          <table:table-cell/>
          <table:table-cell table:formula="of:=1-[.$C6] + RAND()*MIN([.$C6]; 0.1)" office:value-type="float" office:value="0.708869037309576" calcext:value-type="float">
            <text:p>0.708869037309576</text:p>
          </table:table-cell>
          <table:table-cell table:formula="of:=1-[.$C6] + RAND()*MIN([.$C6]; 0.2)" office:value-type="float" office:value="0.735302955612615" calcext:value-type="float">
            <text:p>0.735302955612615</text:p>
          </table:table-cell>
          <table:table-cell table:formula="of:=1-[.$C6] + RAND()*MIN([.$C6]; 0.2)" office:value-type="float" office:value="0.892727331902536" calcext:value-type="float">
            <text:p>0.892727331902536</text:p>
          </table:table-cell>
          <table:table-cell table:formula="of:=1-[.$C6] + RAND()*MIN([.$C6]; 0.3)" office:value-type="float" office:value="0.72124022009409" calcext:value-type="float">
            <text:p>0.72124022009409</text:p>
          </table:table-cell>
          <table:table-cell/>
          <table:table-cell table:formula="of:=1-[.$C6] + RAND()*MIN([.$C6]; 0.1)" office:value-type="float" office:value="0.714814528110927" calcext:value-type="float">
            <text:p>0.714814528110927</text:p>
          </table:table-cell>
          <table:table-cell table:formula="of:=1-[.$C6] + RAND()*MIN([.$C6]; 0.1)" office:value-type="float" office:value="0.769738918926425" calcext:value-type="float">
            <text:p>0.769738918926425</text:p>
          </table:table-cell>
          <table:table-cell table:formula="of:=1-[.$C6] + RAND()*MIN([.$C6]; 0.1)" office:value-type="float" office:value="0.754301062234324" calcext:value-type="float">
            <text:p>0.754301062234324</text:p>
          </table:table-cell>
          <table:table-cell table:formula="of:=1-[.$C6] + RAND()*MIN([.$C6]; 0.1)" office:value-type="float" office:value="0.79219473113681" calcext:value-type="float">
            <text:p>0.79219473113681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0.4" calcext:value-type="float">
            <text:p>0.4</text:p>
          </table:table-cell>
          <table:table-cell/>
          <table:table-cell table:formula="of:=1-[.$C7] + RAND()*MIN([.$C7]; 0.1)" office:value-type="float" office:value="0.645736722741691" calcext:value-type="float">
            <text:p>0.645736722741691</text:p>
          </table:table-cell>
          <table:table-cell table:formula="of:=1-[.$C7] + RAND()*MIN([.$C7]; 0.2)" office:value-type="float" office:value="0.769307483258832" calcext:value-type="float">
            <text:p>0.769307483258832</text:p>
          </table:table-cell>
          <table:table-cell table:formula="of:=1-[.$C7] + RAND()*MIN([.$C7]; 0.2)" office:value-type="float" office:value="0.605230952550878" calcext:value-type="float">
            <text:p>0.605230952550878</text:p>
          </table:table-cell>
          <table:table-cell table:formula="of:=1-[.$C7] + RAND()*MIN([.$C7]; 0.3)" office:value-type="float" office:value="0.669953608306904" calcext:value-type="float">
            <text:p>0.669953608306904</text:p>
          </table:table-cell>
          <table:table-cell/>
          <table:table-cell table:formula="of:=1-[.$C7] + RAND()*MIN([.$C7]; 0.1)" office:value-type="float" office:value="0.600447715459539" calcext:value-type="float">
            <text:p>0.600447715459539</text:p>
          </table:table-cell>
          <table:table-cell table:formula="of:=1-[.$C7] + RAND()*MIN([.$C7]; 0.1)" office:value-type="float" office:value="0.61167134515223" calcext:value-type="float">
            <text:p>0.61167134515223</text:p>
          </table:table-cell>
          <table:table-cell table:formula="of:=1-[.$C7] + RAND()*MIN([.$C7]; 0.1)" office:value-type="float" office:value="0.670127990730206" calcext:value-type="float">
            <text:p>0.670127990730206</text:p>
          </table:table-cell>
          <table:table-cell table:formula="of:=1-[.$C7] + RAND()*MIN([.$C7]; 0.1)" office:value-type="float" office:value="0.687051156140475" calcext:value-type="float">
            <text:p>0.687051156140475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0.5" calcext:value-type="float">
            <text:p>0.5</text:p>
          </table:table-cell>
          <table:table-cell/>
          <table:table-cell table:formula="of:=1-[.$C8] + RAND()*MIN([.$C8]; 0.1)" office:value-type="float" office:value="0.559171946548534" calcext:value-type="float">
            <text:p>0.559171946548534</text:p>
          </table:table-cell>
          <table:table-cell table:formula="of:=1-[.$C8] + RAND()*MIN([.$C8]; 0.2)" office:value-type="float" office:value="0.641127163665731" calcext:value-type="float">
            <text:p>0.641127163665731</text:p>
          </table:table-cell>
          <table:table-cell table:formula="of:=1-[.$C8] + RAND()*MIN([.$C8]; 0.2)" office:value-type="float" office:value="0.603752522450748" calcext:value-type="float">
            <text:p>0.603752522450748</text:p>
          </table:table-cell>
          <table:table-cell table:formula="of:=1-[.$C8] + RAND()*MIN([.$C8]; 0.3)" office:value-type="float" office:value="0.619039856350961" calcext:value-type="float">
            <text:p>0.619039856350961</text:p>
          </table:table-cell>
          <table:table-cell/>
          <table:table-cell table:formula="of:=1-[.$C8] + RAND()*MIN([.$C8]; 0.1)" office:value-type="float" office:value="0.541101039192304" calcext:value-type="float">
            <text:p>0.541101039192304</text:p>
          </table:table-cell>
          <table:table-cell table:formula="of:=1-[.$C8] + RAND()*MIN([.$C8]; 0.1)" office:value-type="float" office:value="0.588527955713967" calcext:value-type="float">
            <text:p>0.588527955713967</text:p>
          </table:table-cell>
          <table:table-cell table:formula="of:=1-[.$C8] + RAND()*MIN([.$C8]; 0.1)" office:value-type="float" office:value="0.553300352836545" calcext:value-type="float">
            <text:p>0.553300352836545</text:p>
          </table:table-cell>
          <table:table-cell table:formula="of:=1-[.$C8] + RAND()*MIN([.$C8]; 0.1)" office:value-type="float" office:value="0.53847623298144" calcext:value-type="float">
            <text:p>0.5384762329814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0.6" calcext:value-type="float">
            <text:p>0.6</text:p>
          </table:table-cell>
          <table:table-cell/>
          <table:table-cell table:formula="of:=1-[.$C9] + RAND()*MIN([.$C9]; 0.1)" office:value-type="float" office:value="0.463728811825792" calcext:value-type="float">
            <text:p>0.463728811825792</text:p>
          </table:table-cell>
          <table:table-cell table:formula="of:=1-[.$C9] + RAND()*MIN([.$C9]; 0.2)" office:value-type="float" office:value="0.565345722676502" calcext:value-type="float">
            <text:p>0.565345722676502</text:p>
          </table:table-cell>
          <table:table-cell table:formula="of:=1-[.$C9] + RAND()*MIN([.$C9]; 0.2)" office:value-type="float" office:value="0.54270558480937" calcext:value-type="float">
            <text:p>0.54270558480937</text:p>
          </table:table-cell>
          <table:table-cell table:formula="of:=1-[.$C9] + RAND()*MIN([.$C9]; 0.3)" office:value-type="float" office:value="0.640678974650732" calcext:value-type="float">
            <text:p>0.640678974650732</text:p>
          </table:table-cell>
          <table:table-cell/>
          <table:table-cell table:formula="of:=1-[.$C9] + RAND()*MIN([.$C9]; 0.1)" office:value-type="float" office:value="0.449085457422906" calcext:value-type="float">
            <text:p>0.449085457422906</text:p>
          </table:table-cell>
          <table:table-cell table:formula="of:=1-[.$C9] + RAND()*MIN([.$C9]; 0.1)" office:value-type="float" office:value="0.428662453321218" calcext:value-type="float">
            <text:p>0.428662453321218</text:p>
          </table:table-cell>
          <table:table-cell table:formula="of:=1-[.$C9] + RAND()*MIN([.$C9]; 0.1)" office:value-type="float" office:value="0.469467825311903" calcext:value-type="float">
            <text:p>0.469467825311903</text:p>
          </table:table-cell>
          <table:table-cell table:formula="of:=1-[.$C9] + RAND()*MIN([.$C9]; 0.1)" office:value-type="float" office:value="0.461164914808147" calcext:value-type="float">
            <text:p>0.461164914808147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0.7" calcext:value-type="float">
            <text:p>0.7</text:p>
          </table:table-cell>
          <table:table-cell/>
          <table:table-cell table:formula="of:=1-[.$C10] + RAND()*MIN([.$C10]; 0.1)" office:value-type="float" office:value="0.362996842265761" calcext:value-type="float">
            <text:p>0.362996842265761</text:p>
          </table:table-cell>
          <table:table-cell table:formula="of:=1-[.$C10] + RAND()*MIN([.$C10]; 0.2)" office:value-type="float" office:value="0.326986195660601" calcext:value-type="float">
            <text:p>0.326986195660601</text:p>
          </table:table-cell>
          <table:table-cell table:formula="of:=1-[.$C10] + RAND()*MIN([.$C10]; 0.2)" office:value-type="float" office:value="0.455067083239339" calcext:value-type="float">
            <text:p>0.455067083239339</text:p>
          </table:table-cell>
          <table:table-cell table:formula="of:=1-[.$C10] + RAND()*MIN([.$C10]; 0.3)" office:value-type="float" office:value="0.383425705665674" calcext:value-type="float">
            <text:p>0.383425705665674</text:p>
          </table:table-cell>
          <table:table-cell/>
          <table:table-cell table:formula="of:=1-[.$C10] + RAND()*MIN([.$C10]; 0.1)" office:value-type="float" office:value="0.32500276083643" calcext:value-type="float">
            <text:p>0.32500276083643</text:p>
          </table:table-cell>
          <table:table-cell table:formula="of:=1-[.$C10] + RAND()*MIN([.$C10]; 0.1)" office:value-type="float" office:value="0.397031054712725" calcext:value-type="float">
            <text:p>0.397031054712725</text:p>
          </table:table-cell>
          <table:table-cell table:formula="of:=1-[.$C10] + RAND()*MIN([.$C10]; 0.1)" office:value-type="float" office:value="0.347341235311335" calcext:value-type="float">
            <text:p>0.347341235311335</text:p>
          </table:table-cell>
          <table:table-cell table:formula="of:=1-[.$C10] + RAND()*MIN([.$C10]; 0.1)" office:value-type="float" office:value="0.36421353093162" calcext:value-type="float">
            <text:p>0.3642135309316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0.8" calcext:value-type="float">
            <text:p>0.8</text:p>
          </table:table-cell>
          <table:table-cell/>
          <table:table-cell table:formula="of:=1-[.$C11] + RAND()*MIN([.$C11]; 0.1)" office:value-type="float" office:value="0.247383490607289" calcext:value-type="float">
            <text:p>0.247383490607289</text:p>
          </table:table-cell>
          <table:table-cell table:formula="of:=1-[.$C11] + RAND()*MIN([.$C11]; 0.2)" office:value-type="float" office:value="0.246183700352387" calcext:value-type="float">
            <text:p>0.246183700352387</text:p>
          </table:table-cell>
          <table:table-cell table:formula="of:=1-[.$C11] + RAND()*MIN([.$C11]; 0.2)" office:value-type="float" office:value="0.26357466509303" calcext:value-type="float">
            <text:p>0.26357466509303</text:p>
          </table:table-cell>
          <table:table-cell table:formula="of:=1-[.$C11] + RAND()*MIN([.$C11]; 0.3)" office:value-type="float" office:value="0.436814437732693" calcext:value-type="float">
            <text:p>0.436814437732693</text:p>
          </table:table-cell>
          <table:table-cell/>
          <table:table-cell table:formula="of:=1-[.$C11] + RAND()*MIN([.$C11]; 0.1)" office:value-type="float" office:value="0.222608884256075" calcext:value-type="float">
            <text:p>0.222608884256075</text:p>
          </table:table-cell>
          <table:table-cell table:formula="of:=1-[.$C11] + RAND()*MIN([.$C11]; 0.1)" office:value-type="float" office:value="0.254256865274341" calcext:value-type="float">
            <text:p>0.254256865274341</text:p>
          </table:table-cell>
          <table:table-cell table:formula="of:=1-[.$C11] + RAND()*MIN([.$C11]; 0.1)" office:value-type="float" office:value="0.232662170915617" calcext:value-type="float">
            <text:p>0.232662170915617</text:p>
          </table:table-cell>
          <table:table-cell table:formula="of:=1-[.$C11] + RAND()*MIN([.$C11]; 0.1)" office:value-type="float" office:value="0.245071820214433" calcext:value-type="float">
            <text:p>0.245071820214433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0.9" calcext:value-type="float">
            <text:p>0.9</text:p>
          </table:table-cell>
          <table:table-cell/>
          <table:table-cell table:formula="of:=1-[.$C12] + RAND()*MIN([.$C12]; 0.1)" office:value-type="float" office:value="0.171892633001842" calcext:value-type="float">
            <text:p>0.171892633001842</text:p>
          </table:table-cell>
          <table:table-cell table:formula="of:=1-[.$C12] + RAND()*MIN([.$C12]; 0.2)" office:value-type="float" office:value="0.240514903431305" calcext:value-type="float">
            <text:p>0.240514903431305</text:p>
          </table:table-cell>
          <table:table-cell table:formula="of:=1-[.$C12] + RAND()*MIN([.$C12]; 0.2)" office:value-type="float" office:value="0.147662595456075" calcext:value-type="float">
            <text:p>0.147662595456075</text:p>
          </table:table-cell>
          <table:table-cell table:formula="of:=1-[.$C12] + RAND()*MIN([.$C12]; 0.3)" office:value-type="float" office:value="0.204714007278482" calcext:value-type="float">
            <text:p>0.204714007278482</text:p>
          </table:table-cell>
          <table:table-cell/>
          <table:table-cell table:formula="of:=1-[.$C12] + RAND()*MIN([.$C12]; 0.1)" office:value-type="float" office:value="0.142778053161663" calcext:value-type="float">
            <text:p>0.142778053161663</text:p>
          </table:table-cell>
          <table:table-cell table:formula="of:=1-[.$C12] + RAND()*MIN([.$C12]; 0.1)" office:value-type="float" office:value="0.109402225747448" calcext:value-type="float">
            <text:p>0.109402225747448</text:p>
          </table:table-cell>
          <table:table-cell table:formula="of:=1-[.$C12] + RAND()*MIN([.$C12]; 0.1)" office:value-type="float" office:value="0.142517581437952" calcext:value-type="float">
            <text:p>0.142517581437952</text:p>
          </table:table-cell>
          <table:table-cell table:formula="of:=1-[.$C12] + RAND()*MIN([.$C12]; 0.1)" office:value-type="float" office:value="0.196163390373253" calcext:value-type="float">
            <text:p>0.196163390373253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1-[.$C13] + RAND()*MIN([.$C13]; 0.1)" office:value-type="float" office:value="0.0932387978323903" calcext:value-type="float">
            <text:p>0.09323879783239</text:p>
          </table:table-cell>
          <table:table-cell table:formula="of:=1-[.$C13] + RAND()*MIN([.$C13]; 0.2)" office:value-type="float" office:value="0.0192839149664574" calcext:value-type="float">
            <text:p>0.019283914966457</text:p>
          </table:table-cell>
          <table:table-cell table:formula="of:=1-[.$C13] + RAND()*MIN([.$C13]; 0.2)" office:value-type="float" office:value="0.126964067757521" calcext:value-type="float">
            <text:p>0.126964067757521</text:p>
          </table:table-cell>
          <table:table-cell table:formula="of:=1-[.$C13] + RAND()*MIN([.$C13]; 0.3)" office:value-type="float" office:value="0.0607110500397537" calcext:value-type="float">
            <text:p>0.060711050039754</text:p>
          </table:table-cell>
          <table:table-cell/>
          <table:table-cell table:formula="of:=1-[.$C13] + RAND()*MIN([.$C13]; 0.1)" office:value-type="float" office:value="0.0373440889064798" calcext:value-type="float">
            <text:p>0.03734408890648</text:p>
          </table:table-cell>
          <table:table-cell table:formula="of:=1-[.$C13] + RAND()*MIN([.$C13]; 0.1)" office:value-type="float" office:value="0.0487292233753729" calcext:value-type="float">
            <text:p>0.048729223375373</text:p>
          </table:table-cell>
          <table:table-cell table:formula="of:=1-[.$C13] + RAND()*MIN([.$C13]; 0.1)" office:value-type="float" office:value="0.0741860709122319" calcext:value-type="float">
            <text:p>0.074186070912232</text:p>
          </table:table-cell>
          <table:table-cell table:formula="of:=1-[.$C13] + RAND()*MIN([.$C13]; 0.1)" office:value-type="float" office:value="0.0546727568171067" calcext:value-type="float">
            <text:p>0.054672756817107</text:p>
          </table:table-cell>
          <table:table-cell table:number-columns-repeated="10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Craaash, I don’t even know the meaning of AP,NP,NA,NN anymore… Allowed positive?? Not Allowed Positive.. Ok, get it then. Let’s do it..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Inductive Miner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This table is used to record the experiment results after 5 tests on the same P(loh_neg) control variable, but only for one method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P(log_neg)</text:p>
          </table:table-cell>
          <table:table-cell office:value-type="string" calcext:value-type="string">
            <text:p>Exp-1-AP</text:p>
          </table:table-cell>
          <table:table-cell office:value-type="string" calcext:value-type="string">
            <text:p>Exp-1-NP</text:p>
          </table:table-cell>
          <table:table-cell office:value-type="string" calcext:value-type="string">
            <text:p>Exp-1-NA</text:p>
          </table:table-cell>
          <table:table-cell office:value-type="string" calcext:value-type="string">
            <text:p>Exp-1-NN</text:p>
          </table:table-cell>
          <table:table-cell office:value-type="string" calcext:value-type="string">
            <text:p>Exp-2-AP</text:p>
          </table:table-cell>
          <table:table-cell office:value-type="string" calcext:value-type="string">
            <text:p>Exp-2-NP</text:p>
          </table:table-cell>
          <table:table-cell office:value-type="string" calcext:value-type="string">
            <text:p>Exp-2-NA</text:p>
          </table:table-cell>
          <table:table-cell office:value-type="string" calcext:value-type="string">
            <text:p>Exp-2-NN</text:p>
          </table:table-cell>
          <table:table-cell office:value-type="string" calcext:value-type="string">
            <text:p>Exp-3-AP</text:p>
          </table:table-cell>
          <table:table-cell office:value-type="string" calcext:value-type="string">
            <text:p>Exp-3-NP</text:p>
          </table:table-cell>
          <table:table-cell office:value-type="string" calcext:value-type="string">
            <text:p>Exp-3-NA</text:p>
          </table:table-cell>
          <table:table-cell office:value-type="string" calcext:value-type="string">
            <text:p>Exp-3-NN</text:p>
          </table:table-cell>
          <table:table-cell office:value-type="string" calcext:value-type="string">
            <text:p>Exp-4-AP</text:p>
          </table:table-cell>
          <table:table-cell office:value-type="string" calcext:value-type="string">
            <text:p>Exp-4-NP</text:p>
          </table:table-cell>
          <table:table-cell office:value-type="string" calcext:value-type="string">
            <text:p>Exp-4-NA</text:p>
          </table:table-cell>
          <table:table-cell office:value-type="string" calcext:value-type="string">
            <text:p>Exp-4-NN</text:p>
          </table:table-cell>
          <table:table-cell office:value-type="string" calcext:value-type="string">
            <text:p>Exp-5-AP</text:p>
          </table:table-cell>
          <table:table-cell office:value-type="string" calcext:value-type="string">
            <text:p>Exp-5-NP</text:p>
          </table:table-cell>
          <table:table-cell office:value-type="string" calcext:value-type="string">
            <text:p>Exp-5-NA</text:p>
          </table:table-cell>
          <table:table-cell office:value-type="string" calcext:value-type="string">
            <text:p>Exp-5-NN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0.1" calcext:value-type="float">
            <text:p>0.1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0.2" calcext:value-type="float">
            <text:p>0.2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0.3" calcext:value-type="float">
            <text:p>0.3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0.4" calcext:value-type="float">
            <text:p>0.4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0.5" calcext:value-type="float">
            <text:p>0.5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0.6" calcext:value-type="float">
            <text:p>0.6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0.7" calcext:value-type="float">
            <text:p>0.7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0.8" calcext:value-type="float">
            <text:p>0.8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0.9" calcext:value-type="float">
            <text:p>0.9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2"/>
          <table:table-cell office:value-type="string" calcext:value-type="string">
            <text:p>Fahland’s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P(log_neg)</text:p>
          </table:table-cell>
          <table:table-cell office:value-type="string" calcext:value-type="string">
            <text:p>Exp-1-AP</text:p>
          </table:table-cell>
          <table:table-cell office:value-type="string" calcext:value-type="string">
            <text:p>Exp-1-NP</text:p>
          </table:table-cell>
          <table:table-cell office:value-type="string" calcext:value-type="string">
            <text:p>Exp-1-NA</text:p>
          </table:table-cell>
          <table:table-cell office:value-type="string" calcext:value-type="string">
            <text:p>Exp-1-NN</text:p>
          </table:table-cell>
          <table:table-cell office:value-type="string" calcext:value-type="string">
            <text:p>Exp-2-AP</text:p>
          </table:table-cell>
          <table:table-cell office:value-type="string" calcext:value-type="string">
            <text:p>Exp-2-NP</text:p>
          </table:table-cell>
          <table:table-cell office:value-type="string" calcext:value-type="string">
            <text:p>Exp-2-NA</text:p>
          </table:table-cell>
          <table:table-cell office:value-type="string" calcext:value-type="string">
            <text:p>Exp-2-NN</text:p>
          </table:table-cell>
          <table:table-cell office:value-type="string" calcext:value-type="string">
            <text:p>Exp-3-AP</text:p>
          </table:table-cell>
          <table:table-cell office:value-type="string" calcext:value-type="string">
            <text:p>Exp-3-NP</text:p>
          </table:table-cell>
          <table:table-cell office:value-type="string" calcext:value-type="string">
            <text:p>Exp-3-NA</text:p>
          </table:table-cell>
          <table:table-cell office:value-type="string" calcext:value-type="string">
            <text:p>Exp-3-NN</text:p>
          </table:table-cell>
          <table:table-cell office:value-type="string" calcext:value-type="string">
            <text:p>Exp-4-AP</text:p>
          </table:table-cell>
          <table:table-cell office:value-type="string" calcext:value-type="string">
            <text:p>Exp-4-NP</text:p>
          </table:table-cell>
          <table:table-cell office:value-type="string" calcext:value-type="string">
            <text:p>Exp-4-NA</text:p>
          </table:table-cell>
          <table:table-cell office:value-type="string" calcext:value-type="string">
            <text:p>Exp-4-NN</text:p>
          </table:table-cell>
          <table:table-cell office:value-type="string" calcext:value-type="string">
            <text:p>Exp-5-AP</text:p>
          </table:table-cell>
          <table:table-cell office:value-type="string" calcext:value-type="string">
            <text:p>Exp-5-NP</text:p>
          </table:table-cell>
          <table:table-cell office:value-type="string" calcext:value-type="string">
            <text:p>Exp-5-NA</text:p>
          </table:table-cell>
          <table:table-cell office:value-type="string" calcext:value-type="string">
            <text:p>Exp-5-NN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0.1" calcext:value-type="float">
            <text:p>0.1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0.2" calcext:value-type="float">
            <text:p>0.2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0.3" calcext:value-type="float">
            <text:p>0.3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0.4" calcext:value-type="float">
            <text:p>0.4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0.5" calcext:value-type="float">
            <text:p>0.5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0.6" calcext:value-type="float">
            <text:p>0.6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0.7" calcext:value-type="float">
            <text:p>0.7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0.8" calcext:value-type="float">
            <text:p>0.8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0.9" calcext:value-type="float">
            <text:p>0.9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Marcus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P(log_neg)</text:p>
          </table:table-cell>
          <table:table-cell office:value-type="string" calcext:value-type="string">
            <text:p>Exp-1-AP</text:p>
          </table:table-cell>
          <table:table-cell office:value-type="string" calcext:value-type="string">
            <text:p>Exp-1-NP</text:p>
          </table:table-cell>
          <table:table-cell office:value-type="string" calcext:value-type="string">
            <text:p>Exp-1-NA</text:p>
          </table:table-cell>
          <table:table-cell office:value-type="string" calcext:value-type="string">
            <text:p>Exp-1-NN</text:p>
          </table:table-cell>
          <table:table-cell office:value-type="string" calcext:value-type="string">
            <text:p>Exp-2-AP</text:p>
          </table:table-cell>
          <table:table-cell office:value-type="string" calcext:value-type="string">
            <text:p>Exp-2-NP</text:p>
          </table:table-cell>
          <table:table-cell office:value-type="string" calcext:value-type="string">
            <text:p>Exp-2-NA</text:p>
          </table:table-cell>
          <table:table-cell office:value-type="string" calcext:value-type="string">
            <text:p>Exp-2-NN</text:p>
          </table:table-cell>
          <table:table-cell office:value-type="string" calcext:value-type="string">
            <text:p>Exp-3-AP</text:p>
          </table:table-cell>
          <table:table-cell office:value-type="string" calcext:value-type="string">
            <text:p>Exp-3-NP</text:p>
          </table:table-cell>
          <table:table-cell office:value-type="string" calcext:value-type="string">
            <text:p>Exp-3-NA</text:p>
          </table:table-cell>
          <table:table-cell office:value-type="string" calcext:value-type="string">
            <text:p>Exp-3-NN</text:p>
          </table:table-cell>
          <table:table-cell office:value-type="string" calcext:value-type="string">
            <text:p>Exp-4-AP</text:p>
          </table:table-cell>
          <table:table-cell office:value-type="string" calcext:value-type="string">
            <text:p>Exp-4-NP</text:p>
          </table:table-cell>
          <table:table-cell office:value-type="string" calcext:value-type="string">
            <text:p>Exp-4-NA</text:p>
          </table:table-cell>
          <table:table-cell office:value-type="string" calcext:value-type="string">
            <text:p>Exp-4-NN</text:p>
          </table:table-cell>
          <table:table-cell office:value-type="string" calcext:value-type="string">
            <text:p>Exp-5-AP</text:p>
          </table:table-cell>
          <table:table-cell office:value-type="string" calcext:value-type="string">
            <text:p>Exp-5-NP</text:p>
          </table:table-cell>
          <table:table-cell office:value-type="string" calcext:value-type="string">
            <text:p>Exp-5-NA</text:p>
          </table:table-cell>
          <table:table-cell office:value-type="string" calcext:value-type="string">
            <text:p>Exp-5-NN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0.1" calcext:value-type="float">
            <text:p>0.1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0.2" calcext:value-type="float">
            <text:p>0.2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0.3" calcext:value-type="float">
            <text:p>0.3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0.4" calcext:value-type="float">
            <text:p>0.4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0.5" calcext:value-type="float">
            <text:p>0.5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0.6" calcext:value-type="float">
            <text:p>0.6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0.7" calcext:value-type="float">
            <text:p>0.7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0.8" calcext:value-type="float">
            <text:p>0.8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0.9" calcext:value-type="float">
            <text:p>0.9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2"/>
          <table:table-cell office:value-type="string" calcext:value-type="string">
            <text:p>Dfg-Method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P(log_neg)</text:p>
          </table:table-cell>
          <table:table-cell office:value-type="string" calcext:value-type="string">
            <text:p>Exp-1-AP</text:p>
          </table:table-cell>
          <table:table-cell office:value-type="string" calcext:value-type="string">
            <text:p>Exp-1-NP</text:p>
          </table:table-cell>
          <table:table-cell office:value-type="string" calcext:value-type="string">
            <text:p>Exp-1-NA</text:p>
          </table:table-cell>
          <table:table-cell office:value-type="string" calcext:value-type="string">
            <text:p>Exp-1-NN</text:p>
          </table:table-cell>
          <table:table-cell office:value-type="string" calcext:value-type="string">
            <text:p>Exp-2-AP</text:p>
          </table:table-cell>
          <table:table-cell office:value-type="string" calcext:value-type="string">
            <text:p>Exp-2-NP</text:p>
          </table:table-cell>
          <table:table-cell office:value-type="string" calcext:value-type="string">
            <text:p>Exp-2-NA</text:p>
          </table:table-cell>
          <table:table-cell office:value-type="string" calcext:value-type="string">
            <text:p>Exp-2-NN</text:p>
          </table:table-cell>
          <table:table-cell office:value-type="string" calcext:value-type="string">
            <text:p>Exp-3-AP</text:p>
          </table:table-cell>
          <table:table-cell office:value-type="string" calcext:value-type="string">
            <text:p>Exp-3-NP</text:p>
          </table:table-cell>
          <table:table-cell office:value-type="string" calcext:value-type="string">
            <text:p>Exp-3-NA</text:p>
          </table:table-cell>
          <table:table-cell office:value-type="string" calcext:value-type="string">
            <text:p>Exp-3-NN</text:p>
          </table:table-cell>
          <table:table-cell office:value-type="string" calcext:value-type="string">
            <text:p>Exp-4-AP</text:p>
          </table:table-cell>
          <table:table-cell office:value-type="string" calcext:value-type="string">
            <text:p>Exp-4-NP</text:p>
          </table:table-cell>
          <table:table-cell office:value-type="string" calcext:value-type="string">
            <text:p>Exp-4-NA</text:p>
          </table:table-cell>
          <table:table-cell office:value-type="string" calcext:value-type="string">
            <text:p>Exp-4-NN</text:p>
          </table:table-cell>
          <table:table-cell office:value-type="string" calcext:value-type="string">
            <text:p>Exp-5-AP</text:p>
          </table:table-cell>
          <table:table-cell office:value-type="string" calcext:value-type="string">
            <text:p>Exp-5-NP</text:p>
          </table:table-cell>
          <table:table-cell office:value-type="string" calcext:value-type="string">
            <text:p>Exp-5-NA</text:p>
          </table:table-cell>
          <table:table-cell office:value-type="string" calcext:value-type="string">
            <text:p>Exp-5-NN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0.1" calcext:value-type="float">
            <text:p>0.1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0.2" calcext:value-type="float">
            <text:p>0.2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0.3" calcext:value-type="float">
            <text:p>0.3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0.4" calcext:value-type="float">
            <text:p>0.4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0.5" calcext:value-type="float">
            <text:p>0.5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0.6" calcext:value-type="float">
            <text:p>0.6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0.7" calcext:value-type="float">
            <text:p>0.7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0.8" calcext:value-type="float">
            <text:p>0.8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0.9" calcext:value-type="float">
            <text:p>0.9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0"/>
        </table:table-row>
      </table:table>
      <table:table table:name="Sheet2" table:style-name="ta1">
        <table:shapes>
          <draw:frame draw:z-index="0" draw:style-name="gr1" draw:text-style-name="P1" svg:width="577.53pt" svg:height="478.89pt" svg:x="863.94pt" svg:y="52.7pt">
            <draw:object draw:notify-on-update-of-ranges="Sheet2.D3:Sheet2.D13 Sheet2.E2:Sheet2.E2 Sheet2.E3:Sheet2.E13 Sheet2.D3:Sheet2.D13 Sheet2.F2:Sheet2.F2 Sheet2.F3:Sheet2.F13 Sheet2.D3:Sheet2.D13 Sheet2.G2:Sheet2.G2 Sheet2.G3:Sheet2.G13 Sheet2.D3:Sheet2.D13 Sheet2.H2:Sheet2.H2 Sheet2.H3:Sheet2.H13 Sheet2.D3:Sheet2.D13 Sheet2.E17:Sheet2.E17 Sheet2.E18:Sheet2.E28 Sheet2.D18:Sheet2.D28 Sheet2.F17:Sheet2.F17 Sheet2.F18:Sheet2.F28 Sheet2.D18:Sheet2.D28 Sheet2.G17:Sheet2.G17 Sheet2.G18:Sheet2.G28 Sheet2.D18:Sheet2.D28 Sheet2.H17:Sheet2.H17 Sheet2.H18:Sheet2.H2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18" table:default-cell-style-name="Default"/>
        <table:table-row table:style-name="ro1">
          <table:table-cell office:value-type="string" calcext:value-type="string">
            <text:p>Simple Event Log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Method Name</text:p>
          </table:table-cell>
          <table:table-cell table:number-columns-repeated="2"/>
          <table:table-cell office:value-type="string" calcext:value-type="string">
            <text:p>P(trace_neg)</text:p>
          </table:table-cell>
          <table:table-cell office:value-type="string" calcext:value-type="string">
            <text:p>IM-Precision</text:p>
          </table:table-cell>
          <table:table-cell office:value-type="string" calcext:value-type="string">
            <text:p>F-Precision</text:p>
          </table:table-cell>
          <table:table-cell office:value-type="string" calcext:value-type="string">
            <text:p>M-Precision</text:p>
          </table:table-cell>
          <table:table-cell office:value-type="string" calcext:value-type="string">
            <text:p>D-Precision</text:p>
          </table:table-cell>
          <table:table-cell/>
          <table:table-cell office:value-type="string" calcext:value-type="string">
            <text:p>IM-Accuracy</text:p>
          </table:table-cell>
          <table:table-cell office:value-type="string" calcext:value-type="string">
            <text:p>F-Accuracy</text:p>
          </table:table-cell>
          <table:table-cell office:value-type="string" calcext:value-type="string">
            <text:p>M-Accuracy</text:p>
          </table:table-cell>
          <table:table-cell office:value-type="string" calcext:value-type="string">
            <text:p>D-Accuracy</text:p>
          </table:table-cell>
          <table:table-cell table:number-columns-repeated="5"/>
          <table:table-cell office:value-type="string" calcext:value-type="string">
            <text:p>AP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NN</text:p>
          </table:table-cell>
          <table:table-cell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formula="of:=1-[.$D3] + RAND()*MIN([.$D3]; 0.1)" office:value-type="float" office:value="1" calcext:value-type="float">
            <text:p>1</text:p>
          </table:table-cell>
          <table:table-cell table:formula="of:=1-[.$D3] + RAND()*MIN([.$D3]; 0.2)" office:value-type="float" office:value="1" calcext:value-type="float">
            <text:p>1</text:p>
          </table:table-cell>
          <table:table-cell table:formula="of:=1-[.$D3] + RAND()*MIN([.$D3]; 0.2)" office:value-type="float" office:value="1" calcext:value-type="float">
            <text:p>1</text:p>
          </table:table-cell>
          <table:table-cell table:formula="of:=1-[.$D3] + RAND()*MIN([.$D3]; 0.3)" office:value-type="float" office:value="1" calcext:value-type="float">
            <text:p>1</text:p>
          </table:table-cell>
          <table:table-cell/>
          <table:table-cell table:formula="of:=1-[.$D3] + RAND()*MIN([.$D3]; 0.1)" office:value-type="float" office:value="1" calcext:value-type="float">
            <text:p>1</text:p>
          </table:table-cell>
          <table:table-cell table:formula="of:=1-[.$D3] + RAND()*MIN([.$D3]; 0.1)" office:value-type="float" office:value="1" calcext:value-type="float">
            <text:p>1</text:p>
          </table:table-cell>
          <table:table-cell table:formula="of:=1-[.$D3] + RAND()*MIN([.$D3]; 0.1)" office:value-type="float" office:value="1" calcext:value-type="float">
            <text:p>1</text:p>
          </table:table-cell>
          <table:table-cell table:formula="of:=1-[.$D3] + RAND()*MIN([.$D3]; 0.1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0.1" calcext:value-type="float">
            <text:p>0.1</text:p>
          </table:table-cell>
          <table:table-cell table:formula="of:=1-[.$D4] + RAND()*MIN([.$D4]; 0.1)" office:value-type="float" office:value="0.98643397018667" calcext:value-type="float">
            <text:p>0.98643397018667</text:p>
          </table:table-cell>
          <table:table-cell table:formula="of:=1-[.$D4] + RAND()*MIN([.$D4]; 0.2)" office:value-type="float" office:value="0.998433514378704" calcext:value-type="float">
            <text:p>0.998433514378704</text:p>
          </table:table-cell>
          <table:table-cell table:formula="of:=1-[.$D4] + RAND()*MIN([.$D4]; 0.2)" office:value-type="float" office:value="0.947753345181371" calcext:value-type="float">
            <text:p>0.947753345181371</text:p>
          </table:table-cell>
          <table:table-cell table:formula="of:=1-[.$D4] + RAND()*MIN([.$D4]; 0.3)" office:value-type="float" office:value="0.940324725975298" calcext:value-type="float">
            <text:p>0.940324725975298</text:p>
          </table:table-cell>
          <table:table-cell/>
          <table:table-cell table:formula="of:=1-[.$D4] + RAND()*MIN([.$D4]; 0.1)" office:value-type="float" office:value="0.90689944984691" calcext:value-type="float">
            <text:p>0.90689944984691</text:p>
          </table:table-cell>
          <table:table-cell table:formula="of:=1-[.$D4] + RAND()*MIN([.$D4]; 0.1)" office:value-type="float" office:value="0.986855966606434" calcext:value-type="float">
            <text:p>0.986855966606434</text:p>
          </table:table-cell>
          <table:table-cell table:formula="of:=1-[.$D4] + RAND()*MIN([.$D4]; 0.1)" office:value-type="float" office:value="0.926225788851904" calcext:value-type="float">
            <text:p>0.926225788851904</text:p>
          </table:table-cell>
          <table:table-cell table:formula="of:=1-[.$D4] + RAND()*MIN([.$D4]; 0.1)" office:value-type="float" office:value="0.943960080875481" calcext:value-type="float">
            <text:p>0.94396008087548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0.2" calcext:value-type="float">
            <text:p>0.2</text:p>
          </table:table-cell>
          <table:table-cell table:formula="of:=1-[.$D5] + RAND()*MIN([.$D5]; 0.1)" office:value-type="float" office:value="0.808271043911851" calcext:value-type="float">
            <text:p>0.808271043911851</text:p>
          </table:table-cell>
          <table:table-cell table:formula="of:=1-[.$D5] + RAND()*MIN([.$D5]; 0.2)" office:value-type="float" office:value="0.975934056992901" calcext:value-type="float">
            <text:p>0.975934056992901</text:p>
          </table:table-cell>
          <table:table-cell table:formula="of:=1-[.$D5] + RAND()*MIN([.$D5]; 0.2)" office:value-type="float" office:value="0.909873583249873" calcext:value-type="float">
            <text:p>0.909873583249873</text:p>
          </table:table-cell>
          <table:table-cell table:formula="of:=1-[.$D5] + RAND()*MIN([.$D5]; 0.3)" office:value-type="float" office:value="0.838724313568564" calcext:value-type="float">
            <text:p>0.838724313568564</text:p>
          </table:table-cell>
          <table:table-cell/>
          <table:table-cell table:formula="of:=1-[.$D5] + RAND()*MIN([.$D5]; 0.1)" office:value-type="float" office:value="0.881801779442966" calcext:value-type="float">
            <text:p>0.881801779442966</text:p>
          </table:table-cell>
          <table:table-cell table:formula="of:=1-[.$D5] + RAND()*MIN([.$D5]; 0.1)" office:value-type="float" office:value="0.82951667584678" calcext:value-type="float">
            <text:p>0.82951667584678</text:p>
          </table:table-cell>
          <table:table-cell table:formula="of:=1-[.$D5] + RAND()*MIN([.$D5]; 0.1)" office:value-type="float" office:value="0.85166629583955" calcext:value-type="float">
            <text:p>0.85166629583955</text:p>
          </table:table-cell>
          <table:table-cell table:formula="of:=1-[.$D5] + RAND()*MIN([.$D5]; 0.1)" office:value-type="float" office:value="0.898193920195701" calcext:value-type="float">
            <text:p>0.89819392019570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0.3" calcext:value-type="float">
            <text:p>0.3</text:p>
          </table:table-cell>
          <table:table-cell table:formula="of:=1-[.$D6] + RAND()*MIN([.$D6]; 0.1)" office:value-type="float" office:value="0.787669450252675" calcext:value-type="float">
            <text:p>0.787669450252675</text:p>
          </table:table-cell>
          <table:table-cell table:formula="of:=1-[.$D6] + RAND()*MIN([.$D6]; 0.2)" office:value-type="float" office:value="0.722823396881683" calcext:value-type="float">
            <text:p>0.722823396881683</text:p>
          </table:table-cell>
          <table:table-cell table:formula="of:=1-[.$D6] + RAND()*MIN([.$D6]; 0.2)" office:value-type="float" office:value="0.846525987442705" calcext:value-type="float">
            <text:p>0.846525987442705</text:p>
          </table:table-cell>
          <table:table-cell table:formula="of:=1-[.$D6] + RAND()*MIN([.$D6]; 0.3)" office:value-type="float" office:value="0.989775440370366" calcext:value-type="float">
            <text:p>0.989775440370366</text:p>
          </table:table-cell>
          <table:table-cell/>
          <table:table-cell table:formula="of:=1-[.$D6] + RAND()*MIN([.$D6]; 0.1)" office:value-type="float" office:value="0.755869606427476" calcext:value-type="float">
            <text:p>0.755869606427476</text:p>
          </table:table-cell>
          <table:table-cell table:formula="of:=1-[.$D6] + RAND()*MIN([.$D6]; 0.1)" office:value-type="float" office:value="0.727014132429274" calcext:value-type="float">
            <text:p>0.727014132429274</text:p>
          </table:table-cell>
          <table:table-cell table:formula="of:=1-[.$D6] + RAND()*MIN([.$D6]; 0.1)" office:value-type="float" office:value="0.741137693459349" calcext:value-type="float">
            <text:p>0.741137693459349</text:p>
          </table:table-cell>
          <table:table-cell table:formula="of:=1-[.$D6] + RAND()*MIN([.$D6]; 0.1)" office:value-type="float" office:value="0.768783134953556" calcext:value-type="float">
            <text:p>0.76878313495355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0.4" calcext:value-type="float">
            <text:p>0.4</text:p>
          </table:table-cell>
          <table:table-cell table:formula="of:=1-[.$D7] + RAND()*MIN([.$D7]; 0.1)" office:value-type="float" office:value="0.603855823876986" calcext:value-type="float">
            <text:p>0.603855823876986</text:p>
          </table:table-cell>
          <table:table-cell table:formula="of:=1-[.$D7] + RAND()*MIN([.$D7]; 0.2)" office:value-type="float" office:value="0.634372341187502" calcext:value-type="float">
            <text:p>0.634372341187502</text:p>
          </table:table-cell>
          <table:table-cell table:formula="of:=1-[.$D7] + RAND()*MIN([.$D7]; 0.2)" office:value-type="float" office:value="0.621232463467873" calcext:value-type="float">
            <text:p>0.621232463467873</text:p>
          </table:table-cell>
          <table:table-cell table:formula="of:=1-[.$D7] + RAND()*MIN([.$D7]; 0.3)" office:value-type="float" office:value="0.606997359617835" calcext:value-type="float">
            <text:p>0.606997359617835</text:p>
          </table:table-cell>
          <table:table-cell/>
          <table:table-cell table:formula="of:=1-[.$D7] + RAND()*MIN([.$D7]; 0.1)" office:value-type="float" office:value="0.626799903190595" calcext:value-type="float">
            <text:p>0.626799903190595</text:p>
          </table:table-cell>
          <table:table-cell table:formula="of:=1-[.$D7] + RAND()*MIN([.$D7]; 0.1)" office:value-type="float" office:value="0.635901684525389" calcext:value-type="float">
            <text:p>0.635901684525389</text:p>
          </table:table-cell>
          <table:table-cell table:formula="of:=1-[.$D7] + RAND()*MIN([.$D7]; 0.1)" office:value-type="float" office:value="0.662729318246442" calcext:value-type="float">
            <text:p>0.662729318246442</text:p>
          </table:table-cell>
          <table:table-cell table:formula="of:=1-[.$D7] + RAND()*MIN([.$D7]; 0.1)" office:value-type="float" office:value="0.616257477159663" calcext:value-type="float">
            <text:p>0.61625747715966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0.5" calcext:value-type="float">
            <text:p>0.5</text:p>
          </table:table-cell>
          <table:table-cell table:formula="of:=1-[.$D8] + RAND()*MIN([.$D8]; 0.1)" office:value-type="float" office:value="0.511295151982349" calcext:value-type="float">
            <text:p>0.511295151982349</text:p>
          </table:table-cell>
          <table:table-cell table:formula="of:=1-[.$D8] + RAND()*MIN([.$D8]; 0.2)" office:value-type="float" office:value="0.613965435852426" calcext:value-type="float">
            <text:p>0.613965435852426</text:p>
          </table:table-cell>
          <table:table-cell table:formula="of:=1-[.$D8] + RAND()*MIN([.$D8]; 0.2)" office:value-type="float" office:value="0.65696017646815" calcext:value-type="float">
            <text:p>0.65696017646815</text:p>
          </table:table-cell>
          <table:table-cell table:formula="of:=1-[.$D8] + RAND()*MIN([.$D8]; 0.3)" office:value-type="float" office:value="0.508788710708672" calcext:value-type="float">
            <text:p>0.508788710708672</text:p>
          </table:table-cell>
          <table:table-cell/>
          <table:table-cell table:formula="of:=1-[.$D8] + RAND()*MIN([.$D8]; 0.1)" office:value-type="float" office:value="0.503357523044221" calcext:value-type="float">
            <text:p>0.503357523044221</text:p>
          </table:table-cell>
          <table:table-cell table:formula="of:=1-[.$D8] + RAND()*MIN([.$D8]; 0.1)" office:value-type="float" office:value="0.583459838274506" calcext:value-type="float">
            <text:p>0.583459838274506</text:p>
          </table:table-cell>
          <table:table-cell table:formula="of:=1-[.$D8] + RAND()*MIN([.$D8]; 0.1)" office:value-type="float" office:value="0.588641602307776" calcext:value-type="float">
            <text:p>0.588641602307776</text:p>
          </table:table-cell>
          <table:table-cell table:formula="of:=1-[.$D8] + RAND()*MIN([.$D8]; 0.1)" office:value-type="float" office:value="0.510769168999659" calcext:value-type="float">
            <text:p>0.51076916899965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0.6" calcext:value-type="float">
            <text:p>0.6</text:p>
          </table:table-cell>
          <table:table-cell table:formula="of:=1-[.$D9] + RAND()*MIN([.$D9]; 0.1)" office:value-type="float" office:value="0.472928823285526" calcext:value-type="float">
            <text:p>0.472928823285526</text:p>
          </table:table-cell>
          <table:table-cell table:formula="of:=1-[.$D9] + RAND()*MIN([.$D9]; 0.2)" office:value-type="float" office:value="0.500151606255122" calcext:value-type="float">
            <text:p>0.500151606255122</text:p>
          </table:table-cell>
          <table:table-cell table:formula="of:=1-[.$D9] + RAND()*MIN([.$D9]; 0.2)" office:value-type="float" office:value="0.434388873954702" calcext:value-type="float">
            <text:p>0.434388873954702</text:p>
          </table:table-cell>
          <table:table-cell table:formula="of:=1-[.$D9] + RAND()*MIN([.$D9]; 0.3)" office:value-type="float" office:value="0.519890991515649" calcext:value-type="float">
            <text:p>0.519890991515649</text:p>
          </table:table-cell>
          <table:table-cell/>
          <table:table-cell table:formula="of:=1-[.$D9] + RAND()*MIN([.$D9]; 0.1)" office:value-type="float" office:value="0.439204071582211" calcext:value-type="float">
            <text:p>0.439204071582211</text:p>
          </table:table-cell>
          <table:table-cell table:formula="of:=1-[.$D9] + RAND()*MIN([.$D9]; 0.1)" office:value-type="float" office:value="0.422380311067854" calcext:value-type="float">
            <text:p>0.422380311067854</text:p>
          </table:table-cell>
          <table:table-cell table:formula="of:=1-[.$D9] + RAND()*MIN([.$D9]; 0.1)" office:value-type="float" office:value="0.401219909426873" calcext:value-type="float">
            <text:p>0.401219909426873</text:p>
          </table:table-cell>
          <table:table-cell table:formula="of:=1-[.$D9] + RAND()*MIN([.$D9]; 0.1)" office:value-type="float" office:value="0.47809048978493" calcext:value-type="float">
            <text:p>0.4780904897849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0.7" calcext:value-type="float">
            <text:p>0.7</text:p>
          </table:table-cell>
          <table:table-cell table:formula="of:=1-[.$D10] + RAND()*MIN([.$D10]; 0.1)" office:value-type="float" office:value="0.314797979046406" calcext:value-type="float">
            <text:p>0.314797979046406</text:p>
          </table:table-cell>
          <table:table-cell table:formula="of:=1-[.$D10] + RAND()*MIN([.$D10]; 0.2)" office:value-type="float" office:value="0.428731009858375" calcext:value-type="float">
            <text:p>0.428731009858375</text:p>
          </table:table-cell>
          <table:table-cell table:formula="of:=1-[.$D10] + RAND()*MIN([.$D10]; 0.2)" office:value-type="float" office:value="0.471554660762994" calcext:value-type="float">
            <text:p>0.471554660762994</text:p>
          </table:table-cell>
          <table:table-cell table:formula="of:=1-[.$D10] + RAND()*MIN([.$D10]; 0.3)" office:value-type="float" office:value="0.589231071821898" calcext:value-type="float">
            <text:p>0.589231071821898</text:p>
          </table:table-cell>
          <table:table-cell/>
          <table:table-cell table:formula="of:=1-[.$D10] + RAND()*MIN([.$D10]; 0.1)" office:value-type="float" office:value="0.324274464696618" calcext:value-type="float">
            <text:p>0.324274464696618</text:p>
          </table:table-cell>
          <table:table-cell table:formula="of:=1-[.$D10] + RAND()*MIN([.$D10]; 0.1)" office:value-type="float" office:value="0.305789181597638" calcext:value-type="float">
            <text:p>0.305789181597638</text:p>
          </table:table-cell>
          <table:table-cell table:formula="of:=1-[.$D10] + RAND()*MIN([.$D10]; 0.1)" office:value-type="float" office:value="0.321825680618043" calcext:value-type="float">
            <text:p>0.321825680618043</text:p>
          </table:table-cell>
          <table:table-cell table:formula="of:=1-[.$D10] + RAND()*MIN([.$D10]; 0.1)" office:value-type="float" office:value="0.390175235223923" calcext:value-type="float">
            <text:p>0.39017523522392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0.8" calcext:value-type="float">
            <text:p>0.8</text:p>
          </table:table-cell>
          <table:table-cell table:formula="of:=1-[.$D11] + RAND()*MIN([.$D11]; 0.1)" office:value-type="float" office:value="0.262704069947867" calcext:value-type="float">
            <text:p>0.262704069947867</text:p>
          </table:table-cell>
          <table:table-cell table:formula="of:=1-[.$D11] + RAND()*MIN([.$D11]; 0.2)" office:value-type="float" office:value="0.218215916823718" calcext:value-type="float">
            <text:p>0.218215916823718</text:p>
          </table:table-cell>
          <table:table-cell table:formula="of:=1-[.$D11] + RAND()*MIN([.$D11]; 0.2)" office:value-type="float" office:value="0.209816511249396" calcext:value-type="float">
            <text:p>0.209816511249396</text:p>
          </table:table-cell>
          <table:table-cell table:formula="of:=1-[.$D11] + RAND()*MIN([.$D11]; 0.3)" office:value-type="float" office:value="0.258750377984881" calcext:value-type="float">
            <text:p>0.258750377984881</text:p>
          </table:table-cell>
          <table:table-cell/>
          <table:table-cell table:formula="of:=1-[.$D11] + RAND()*MIN([.$D11]; 0.1)" office:value-type="float" office:value="0.225873736852346" calcext:value-type="float">
            <text:p>0.225873736852346</text:p>
          </table:table-cell>
          <table:table-cell table:formula="of:=1-[.$D11] + RAND()*MIN([.$D11]; 0.1)" office:value-type="float" office:value="0.242582876755844" calcext:value-type="float">
            <text:p>0.242582876755844</text:p>
          </table:table-cell>
          <table:table-cell table:formula="of:=1-[.$D11] + RAND()*MIN([.$D11]; 0.1)" office:value-type="float" office:value="0.291636766514192" calcext:value-type="float">
            <text:p>0.291636766514192</text:p>
          </table:table-cell>
          <table:table-cell table:formula="of:=1-[.$D11] + RAND()*MIN([.$D11]; 0.1)" office:value-type="float" office:value="0.290452867672298" calcext:value-type="float">
            <text:p>0.29045286767229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0.9" calcext:value-type="float">
            <text:p>0.9</text:p>
          </table:table-cell>
          <table:table-cell table:formula="of:=1-[.$D12] + RAND()*MIN([.$D12]; 0.1)" office:value-type="float" office:value="0.152650521209286" calcext:value-type="float">
            <text:p>0.152650521209286</text:p>
          </table:table-cell>
          <table:table-cell table:formula="of:=1-[.$D12] + RAND()*MIN([.$D12]; 0.2)" office:value-type="float" office:value="0.139911003209553" calcext:value-type="float">
            <text:p>0.139911003209553</text:p>
          </table:table-cell>
          <table:table-cell table:formula="of:=1-[.$D12] + RAND()*MIN([.$D12]; 0.2)" office:value-type="float" office:value="0.18691308484197" calcext:value-type="float">
            <text:p>0.18691308484197</text:p>
          </table:table-cell>
          <table:table-cell table:formula="of:=1-[.$D12] + RAND()*MIN([.$D12]; 0.3)" office:value-type="float" office:value="0.32162550029453" calcext:value-type="float">
            <text:p>0.32162550029453</text:p>
          </table:table-cell>
          <table:table-cell/>
          <table:table-cell table:formula="of:=1-[.$D12] + RAND()*MIN([.$D12]; 0.1)" office:value-type="float" office:value="0.10050561223774" calcext:value-type="float">
            <text:p>0.10050561223774</text:p>
          </table:table-cell>
          <table:table-cell table:formula="of:=1-[.$D12] + RAND()*MIN([.$D12]; 0.1)" office:value-type="float" office:value="0.118598542064107" calcext:value-type="float">
            <text:p>0.118598542064107</text:p>
          </table:table-cell>
          <table:table-cell table:formula="of:=1-[.$D12] + RAND()*MIN([.$D12]; 0.1)" office:value-type="float" office:value="0.112491755682562" calcext:value-type="float">
            <text:p>0.112491755682562</text:p>
          </table:table-cell>
          <table:table-cell table:formula="of:=1-[.$D12] + RAND()*MIN([.$D12]; 0.1)" office:value-type="float" office:value="0.137377502116831" calcext:value-type="float">
            <text:p>0.13737750211683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formula="of:=1-[.$D13] + RAND()*MIN([.$D13]; 0.1)" office:value-type="float" office:value="0.029007939202646" calcext:value-type="float">
            <text:p>0.029007939202646</text:p>
          </table:table-cell>
          <table:table-cell table:formula="of:=1-[.$D13] + RAND()*MIN([.$D13]; 0.2)" office:value-type="float" office:value="0.137169977077623" calcext:value-type="float">
            <text:p>0.137169977077623</text:p>
          </table:table-cell>
          <table:table-cell table:formula="of:=1-[.$D13] + RAND()*MIN([.$D13]; 0.2)" office:value-type="float" office:value="0.0964736921846007" calcext:value-type="float">
            <text:p>0.096473692184601</text:p>
          </table:table-cell>
          <table:table-cell table:formula="of:=1-[.$D13] + RAND()*MIN([.$D13]; 0.3)" office:value-type="float" office:value="0.191129082029131" calcext:value-type="float">
            <text:p>0.191129082029131</text:p>
          </table:table-cell>
          <table:table-cell/>
          <table:table-cell table:formula="of:=1-[.$D13] + RAND()*MIN([.$D13]; 0.1)" office:value-type="float" office:value="0.0572148434945118" calcext:value-type="float">
            <text:p>0.057214843494512</text:p>
          </table:table-cell>
          <table:table-cell table:formula="of:=1-[.$D13] + RAND()*MIN([.$D13]; 0.1)" office:value-type="float" office:value="0.0660761890216297" calcext:value-type="float">
            <text:p>0.06607618902163</text:p>
          </table:table-cell>
          <table:table-cell table:formula="of:=1-[.$D13] + RAND()*MIN([.$D13]; 0.1)" office:value-type="float" office:value="0.0897594710681948" calcext:value-type="float">
            <text:p>0.089759471068195</text:p>
          </table:table-cell>
          <table:table-cell table:formula="of:=1-[.$D13] + RAND()*MIN([.$D13]; 0.1)" office:value-type="float" office:value="0.00179788638445917" calcext:value-type="float">
            <text:p>0.001797886384459</text:p>
          </table:table-cell>
          <table:table-cell table:number-columns-repeated="10"/>
        </table:table-row>
        <table:table-row table:style-name="ro1" table:number-rows-repeated="3"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P(trace_neg)</text:p>
          </table:table-cell>
          <table:table-cell office:value-type="string" calcext:value-type="string">
            <text:p>0.2-IM-Precision</text:p>
          </table:table-cell>
          <table:table-cell office:value-type="string" calcext:value-type="string">
            <text:p>0.2-F-Precision</text:p>
          </table:table-cell>
          <table:table-cell office:value-type="string" calcext:value-type="string">
            <text:p>0.2-M-Precision</text:p>
          </table:table-cell>
          <table:table-cell office:value-type="string" calcext:value-type="string">
            <text:p>0.2-D-Precision</text:p>
          </table:table-cell>
          <table:table-cell/>
          <table:table-cell office:value-type="string" calcext:value-type="string">
            <text:p>IM-Accuracy</text:p>
          </table:table-cell>
          <table:table-cell office:value-type="string" calcext:value-type="string">
            <text:p>F-Accuracy</text:p>
          </table:table-cell>
          <table:table-cell office:value-type="string" calcext:value-type="string">
            <text:p>M-Accuracy</text:p>
          </table:table-cell>
          <table:table-cell office:value-type="string" calcext:value-type="string">
            <text:p>D-Accuracy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formula="of:=0.8-[.$D18] + RAND()*MIN([.$D18]; 0.1)" office:value-type="float" office:value="0.8" calcext:value-type="float">
            <text:p>0.8</text:p>
          </table:table-cell>
          <table:table-cell table:formula="of:=0.8-[.$D18] + RAND()*MIN([.$D18]; 0.1)" office:value-type="float" office:value="0.8" calcext:value-type="float">
            <text:p>0.8</text:p>
          </table:table-cell>
          <table:table-cell table:formula="of:=0.8-[.$D18] + RAND()*MIN([.$D18]; 0.1)" office:value-type="float" office:value="0.8" calcext:value-type="float">
            <text:p>0.8</text:p>
          </table:table-cell>
          <table:table-cell table:formula="of:=0.8-[.$D18] + RAND()*MIN([.$D18]; 0.1)" office:value-type="float" office:value="0.8" calcext:value-type="float">
            <text:p>0.8</text:p>
          </table:table-cell>
          <table:table-cell/>
          <table:table-cell table:formula="of:=1-[.$D18] + RAND()*MIN([.$D18]; 0.1)" office:value-type="float" office:value="1" calcext:value-type="float">
            <text:p>1</text:p>
          </table:table-cell>
          <table:table-cell table:formula="of:=1-[.$D18] + RAND()*MIN([.$D18]; 0.1)" office:value-type="float" office:value="1" calcext:value-type="float">
            <text:p>1</text:p>
          </table:table-cell>
          <table:table-cell table:formula="of:=1-[.$D18] + RAND()*MIN([.$D18]; 0.1)" office:value-type="float" office:value="1" calcext:value-type="float">
            <text:p>1</text:p>
          </table:table-cell>
          <table:table-cell table:formula="of:=1-[.$D18] + RAND()*MIN([.$D18]; 0.1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0.1" calcext:value-type="float">
            <text:p>0.1</text:p>
          </table:table-cell>
          <table:table-cell table:formula="of:=0.8-[.$D19] + RAND()*MIN([.$D19]; 0.1)" office:value-type="float" office:value="0.730113307075726" calcext:value-type="float">
            <text:p>0.730113307075726</text:p>
          </table:table-cell>
          <table:table-cell table:formula="of:=0.8-[.$D19] + RAND()*MIN([.$D19]; 0.1)" office:value-type="float" office:value="0.795543773550744" calcext:value-type="float">
            <text:p>0.795543773550744</text:p>
          </table:table-cell>
          <table:table-cell table:formula="of:=0.8-[.$D19] + RAND()*MIN([.$D19]; 0.1)" office:value-type="float" office:value="0.738733961842749" calcext:value-type="float">
            <text:p>0.738733961842749</text:p>
          </table:table-cell>
          <table:table-cell table:formula="of:=0.8-[.$D19] + RAND()*MIN([.$D19]; 0.1)" office:value-type="float" office:value="0.796477160085725" calcext:value-type="float">
            <text:p>0.796477160085725</text:p>
          </table:table-cell>
          <table:table-cell/>
          <table:table-cell table:formula="of:=1-[.$D19] + RAND()*MIN([.$D19]; 0.1)" office:value-type="float" office:value="0.902168845080437" calcext:value-type="float">
            <text:p>0.902168845080437</text:p>
          </table:table-cell>
          <table:table-cell table:formula="of:=1-[.$D19] + RAND()*MIN([.$D19]; 0.1)" office:value-type="float" office:value="0.917872790988855" calcext:value-type="float">
            <text:p>0.917872790988855</text:p>
          </table:table-cell>
          <table:table-cell table:formula="of:=1-[.$D19] + RAND()*MIN([.$D19]; 0.1)" office:value-type="float" office:value="0.927819607463313" calcext:value-type="float">
            <text:p>0.927819607463313</text:p>
          </table:table-cell>
          <table:table-cell table:formula="of:=1-[.$D19] + RAND()*MIN([.$D19]; 0.1)" office:value-type="float" office:value="0.914257639122697" calcext:value-type="float">
            <text:p>0.91425763912269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0.2" calcext:value-type="float">
            <text:p>0.2</text:p>
          </table:table-cell>
          <table:table-cell table:formula="of:=0.8-[.$D20] + RAND()*MIN([.$D20]; 0.1)" office:value-type="float" office:value="0.61045361544553" calcext:value-type="float">
            <text:p>0.61045361544553</text:p>
          </table:table-cell>
          <table:table-cell table:formula="of:=0.8-[.$D20] + RAND()*MIN([.$D20]; 0.1)" office:value-type="float" office:value="0.673838833565831" calcext:value-type="float">
            <text:p>0.673838833565831</text:p>
          </table:table-cell>
          <table:table-cell table:formula="of:=0.8-[.$D20] + RAND()*MIN([.$D20]; 0.1)" office:value-type="float" office:value="0.634143295551906" calcext:value-type="float">
            <text:p>0.634143295551906</text:p>
          </table:table-cell>
          <table:table-cell table:formula="of:=0.8-[.$D20] + RAND()*MIN([.$D20]; 0.1)" office:value-type="float" office:value="0.693346275100959" calcext:value-type="float">
            <text:p>0.693346275100959</text:p>
          </table:table-cell>
          <table:table-cell/>
          <table:table-cell table:formula="of:=1-[.$D20] + RAND()*MIN([.$D20]; 0.1)" office:value-type="float" office:value="0.897809613104651" calcext:value-type="float">
            <text:p>0.897809613104651</text:p>
          </table:table-cell>
          <table:table-cell table:formula="of:=1-[.$D20] + RAND()*MIN([.$D20]; 0.1)" office:value-type="float" office:value="0.856429001398022" calcext:value-type="float">
            <text:p>0.856429001398022</text:p>
          </table:table-cell>
          <table:table-cell table:formula="of:=1-[.$D20] + RAND()*MIN([.$D20]; 0.1)" office:value-type="float" office:value="0.844910447619767" calcext:value-type="float">
            <text:p>0.844910447619767</text:p>
          </table:table-cell>
          <table:table-cell table:formula="of:=1-[.$D20] + RAND()*MIN([.$D20]; 0.1)" office:value-type="float" office:value="0.865160481541381" calcext:value-type="float">
            <text:p>0.86516048154138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0.3" calcext:value-type="float">
            <text:p>0.3</text:p>
          </table:table-cell>
          <table:table-cell table:formula="of:=0.8-[.$D21] + RAND()*MIN([.$D21]; 0.1)" office:value-type="float" office:value="0.591714402379647" calcext:value-type="float">
            <text:p>0.591714402379647</text:p>
          </table:table-cell>
          <table:table-cell table:formula="of:=0.8-[.$D21] + RAND()*MIN([.$D21]; 0.1)" office:value-type="float" office:value="0.572944408567954" calcext:value-type="float">
            <text:p>0.572944408567954</text:p>
          </table:table-cell>
          <table:table-cell table:formula="of:=0.8-[.$D21] + RAND()*MIN([.$D21]; 0.1)" office:value-type="float" office:value="0.526976263372183" calcext:value-type="float">
            <text:p>0.526976263372183</text:p>
          </table:table-cell>
          <table:table-cell table:formula="of:=0.8-[.$D21] + RAND()*MIN([.$D21]; 0.1)" office:value-type="float" office:value="0.53686196893593" calcext:value-type="float">
            <text:p>0.53686196893593</text:p>
          </table:table-cell>
          <table:table-cell/>
          <table:table-cell table:formula="of:=1-[.$D21] + RAND()*MIN([.$D21]; 0.1)" office:value-type="float" office:value="0.777148634097645" calcext:value-type="float">
            <text:p>0.777148634097645</text:p>
          </table:table-cell>
          <table:table-cell table:formula="of:=1-[.$D21] + RAND()*MIN([.$D21]; 0.1)" office:value-type="float" office:value="0.72635806631055" calcext:value-type="float">
            <text:p>0.72635806631055</text:p>
          </table:table-cell>
          <table:table-cell table:formula="of:=1-[.$D21] + RAND()*MIN([.$D21]; 0.1)" office:value-type="float" office:value="0.75479629407016" calcext:value-type="float">
            <text:p>0.75479629407016</text:p>
          </table:table-cell>
          <table:table-cell table:formula="of:=1-[.$D21] + RAND()*MIN([.$D21]; 0.1)" office:value-type="float" office:value="0.778553253880005" calcext:value-type="float">
            <text:p>0.77855325388000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0.4" calcext:value-type="float">
            <text:p>0.4</text:p>
          </table:table-cell>
          <table:table-cell table:formula="of:=0.8-[.$D22] + RAND()*MIN([.$D22]; 0.1)" office:value-type="float" office:value="0.47587662260729" calcext:value-type="float">
            <text:p>0.47587662260729</text:p>
          </table:table-cell>
          <table:table-cell table:formula="of:=0.8-[.$D22] + RAND()*MIN([.$D22]; 0.1)" office:value-type="float" office:value="0.477224223488355" calcext:value-type="float">
            <text:p>0.477224223488355</text:p>
          </table:table-cell>
          <table:table-cell table:formula="of:=0.8-[.$D22] + RAND()*MIN([.$D22]; 0.1)" office:value-type="float" office:value="0.474717005007019" calcext:value-type="float">
            <text:p>0.474717005007019</text:p>
          </table:table-cell>
          <table:table-cell table:formula="of:=0.8-[.$D22] + RAND()*MIN([.$D22]; 0.1)" office:value-type="float" office:value="0.493026589292646" calcext:value-type="float">
            <text:p>0.493026589292646</text:p>
          </table:table-cell>
          <table:table-cell/>
          <table:table-cell table:formula="of:=1-[.$D22] + RAND()*MIN([.$D22]; 0.1)" office:value-type="float" office:value="0.626192854135356" calcext:value-type="float">
            <text:p>0.626192854135356</text:p>
          </table:table-cell>
          <table:table-cell table:formula="of:=1-[.$D22] + RAND()*MIN([.$D22]; 0.1)" office:value-type="float" office:value="0.650603439089808" calcext:value-type="float">
            <text:p>0.650603439089808</text:p>
          </table:table-cell>
          <table:table-cell table:formula="of:=1-[.$D22] + RAND()*MIN([.$D22]; 0.1)" office:value-type="float" office:value="0.61755484733178" calcext:value-type="float">
            <text:p>0.61755484733178</text:p>
          </table:table-cell>
          <table:table-cell table:formula="of:=1-[.$D22] + RAND()*MIN([.$D22]; 0.1)" office:value-type="float" office:value="0.653532332257313" calcext:value-type="float">
            <text:p>0.65353233225731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0.5" calcext:value-type="float">
            <text:p>0.5</text:p>
          </table:table-cell>
          <table:table-cell table:formula="of:=0.8-[.$D23] + RAND()*MIN([.$D23]; 0.1)" office:value-type="float" office:value="0.361850673999563" calcext:value-type="float">
            <text:p>0.361850673999563</text:p>
          </table:table-cell>
          <table:table-cell table:formula="of:=0.8-[.$D23] + RAND()*MIN([.$D23]; 0.1)" office:value-type="float" office:value="0.322380717762542" calcext:value-type="float">
            <text:p>0.322380717762542</text:p>
          </table:table-cell>
          <table:table-cell table:formula="of:=0.8-[.$D23] + RAND()*MIN([.$D23]; 0.1)" office:value-type="float" office:value="0.331021123621038" calcext:value-type="float">
            <text:p>0.331021123621038</text:p>
          </table:table-cell>
          <table:table-cell table:formula="of:=0.8-[.$D23] + RAND()*MIN([.$D23]; 0.1)" office:value-type="float" office:value="0.370202194031853" calcext:value-type="float">
            <text:p>0.370202194031853</text:p>
          </table:table-cell>
          <table:table-cell/>
          <table:table-cell table:formula="of:=1-[.$D23] + RAND()*MIN([.$D23]; 0.1)" office:value-type="float" office:value="0.557698129619683" calcext:value-type="float">
            <text:p>0.557698129619683</text:p>
          </table:table-cell>
          <table:table-cell table:formula="of:=1-[.$D23] + RAND()*MIN([.$D23]; 0.1)" office:value-type="float" office:value="0.555765913584655" calcext:value-type="float">
            <text:p>0.555765913584655</text:p>
          </table:table-cell>
          <table:table-cell table:formula="of:=1-[.$D23] + RAND()*MIN([.$D23]; 0.1)" office:value-type="float" office:value="0.516149034803272" calcext:value-type="float">
            <text:p>0.516149034803272</text:p>
          </table:table-cell>
          <table:table-cell table:formula="of:=1-[.$D23] + RAND()*MIN([.$D23]; 0.1)" office:value-type="float" office:value="0.54437854362641" calcext:value-type="float">
            <text:p>0.5443785436264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0.6" calcext:value-type="float">
            <text:p>0.6</text:p>
          </table:table-cell>
          <table:table-cell table:formula="of:=0.8-[.$D24] + RAND()*MIN([.$D24]; 0.1)" office:value-type="float" office:value="0.25640694069932" calcext:value-type="float">
            <text:p>0.25640694069932</text:p>
          </table:table-cell>
          <table:table-cell table:formula="of:=0.8-[.$D24] + RAND()*MIN([.$D24]; 0.1)" office:value-type="float" office:value="0.249152147228057" calcext:value-type="float">
            <text:p>0.249152147228057</text:p>
          </table:table-cell>
          <table:table-cell table:formula="of:=0.8-[.$D24] + RAND()*MIN([.$D24]; 0.1)" office:value-type="float" office:value="0.283944120552749" calcext:value-type="float">
            <text:p>0.283944120552749</text:p>
          </table:table-cell>
          <table:table-cell table:formula="of:=0.8-[.$D24] + RAND()*MIN([.$D24]; 0.1)" office:value-type="float" office:value="0.228357857583713" calcext:value-type="float">
            <text:p>0.228357857583713</text:p>
          </table:table-cell>
          <table:table-cell/>
          <table:table-cell table:formula="of:=1-[.$D24] + RAND()*MIN([.$D24]; 0.1)" office:value-type="float" office:value="0.442678710598794" calcext:value-type="float">
            <text:p>0.442678710598794</text:p>
          </table:table-cell>
          <table:table-cell table:formula="of:=1-[.$D24] + RAND()*MIN([.$D24]; 0.1)" office:value-type="float" office:value="0.449967141758954" calcext:value-type="float">
            <text:p>0.449967141758954</text:p>
          </table:table-cell>
          <table:table-cell table:formula="of:=1-[.$D24] + RAND()*MIN([.$D24]; 0.1)" office:value-type="float" office:value="0.485556102891727" calcext:value-type="float">
            <text:p>0.485556102891727</text:p>
          </table:table-cell>
          <table:table-cell table:formula="of:=1-[.$D24] + RAND()*MIN([.$D24]; 0.1)" office:value-type="float" office:value="0.450532067726044" calcext:value-type="float">
            <text:p>0.45053206772604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0.7" calcext:value-type="float">
            <text:p>0.7</text:p>
          </table:table-cell>
          <table:table-cell table:formula="of:=0.8-[.$D25] + RAND()*MIN([.$D25]; 0.1)" office:value-type="float" office:value="0.106655972048271" calcext:value-type="float">
            <text:p>0.106655972048271</text:p>
          </table:table-cell>
          <table:table-cell table:formula="of:=0.8-[.$D25] + RAND()*MIN([.$D25]; 0.1)" office:value-type="float" office:value="0.111942163862445" calcext:value-type="float">
            <text:p>0.111942163862445</text:p>
          </table:table-cell>
          <table:table-cell table:formula="of:=0.8-[.$D25] + RAND()*MIN([.$D25]; 0.1)" office:value-type="float" office:value="0.133253889222323" calcext:value-type="float">
            <text:p>0.133253889222323</text:p>
          </table:table-cell>
          <table:table-cell table:formula="of:=0.8-[.$D25] + RAND()*MIN([.$D25]; 0.1)" office:value-type="float" office:value="0.110156469509333" calcext:value-type="float">
            <text:p>0.110156469509333</text:p>
          </table:table-cell>
          <table:table-cell/>
          <table:table-cell table:formula="of:=1-[.$D25] + RAND()*MIN([.$D25]; 0.1)" office:value-type="float" office:value="0.339111358942015" calcext:value-type="float">
            <text:p>0.339111358942015</text:p>
          </table:table-cell>
          <table:table-cell table:formula="of:=1-[.$D25] + RAND()*MIN([.$D25]; 0.1)" office:value-type="float" office:value="0.312549564810298" calcext:value-type="float">
            <text:p>0.312549564810298</text:p>
          </table:table-cell>
          <table:table-cell table:formula="of:=1-[.$D25] + RAND()*MIN([.$D25]; 0.1)" office:value-type="float" office:value="0.353357009288041" calcext:value-type="float">
            <text:p>0.353357009288041</text:p>
          </table:table-cell>
          <table:table-cell table:formula="of:=1-[.$D25] + RAND()*MIN([.$D25]; 0.1)" office:value-type="float" office:value="0.380560738682057" calcext:value-type="float">
            <text:p>0.38056073868205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0.8" calcext:value-type="float">
            <text:p>0.8</text:p>
          </table:table-cell>
          <table:table-cell table:formula="of:=0.8-[.$D26] + RAND()*MIN([.$D26]; 0.1)" office:value-type="float" office:value="0.0707988894226402" calcext:value-type="float">
            <text:p>0.07079888942264</text:p>
          </table:table-cell>
          <table:table-cell table:formula="of:=0.8-[.$D26] + RAND()*MIN([.$D26]; 0.1)" office:value-type="float" office:value="0.0990930258291557" calcext:value-type="float">
            <text:p>0.099093025829156</text:p>
          </table:table-cell>
          <table:table-cell table:formula="of:=0.8-[.$D26] + RAND()*MIN([.$D26]; 0.1)" office:value-type="float" office:value="0.0953260372057295" calcext:value-type="float">
            <text:p>0.09532603720573</text:p>
          </table:table-cell>
          <table:table-cell table:formula="of:=0.8-[.$D26] + RAND()*MIN([.$D26]; 0.1)" office:value-type="float" office:value="0.0443519286416251" calcext:value-type="float">
            <text:p>0.044351928641625</text:p>
          </table:table-cell>
          <table:table-cell/>
          <table:table-cell table:formula="of:=1-[.$D26] + RAND()*MIN([.$D26]; 0.1)" office:value-type="float" office:value="0.252105501720698" calcext:value-type="float">
            <text:p>0.252105501720698</text:p>
          </table:table-cell>
          <table:table-cell table:formula="of:=1-[.$D26] + RAND()*MIN([.$D26]; 0.1)" office:value-type="float" office:value="0.292648369068163" calcext:value-type="float">
            <text:p>0.292648369068163</text:p>
          </table:table-cell>
          <table:table-cell table:formula="of:=1-[.$D26] + RAND()*MIN([.$D26]; 0.1)" office:value-type="float" office:value="0.208520899058246" calcext:value-type="float">
            <text:p>0.208520899058246</text:p>
          </table:table-cell>
          <table:table-cell table:formula="of:=1-[.$D26] + RAND()*MIN([.$D26]; 0.1)" office:value-type="float" office:value="0.208282614669629" calcext:value-type="float">
            <text:p>0.20828261466962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0.9" calcext:value-type="float">
            <text:p>0.9</text:p>
          </table:table-cell>
          <table:table-cell table:formula="of:=0.8-[.$D27] + RAND()*MIN([.$D27]; 0.1)" office:value-type="float" office:value="-0.0201897725461462" calcext:value-type="float">
            <text:p>-0.020189772546146</text:p>
          </table:table-cell>
          <table:table-cell table:formula="of:=0.8-[.$D27] + RAND()*MIN([.$D27]; 0.1)" office:value-type="float" office:value="-0.0338083572091245" calcext:value-type="float">
            <text:p>-0.033808357209125</text:p>
          </table:table-cell>
          <table:table-cell table:formula="of:=0.8-[.$D27] + RAND()*MIN([.$D27]; 0.1)" office:value-type="float" office:value="-0.0719242675705799" calcext:value-type="float">
            <text:p>-0.07192426757058</text:p>
          </table:table-cell>
          <table:table-cell table:formula="of:=0.8-[.$D27] + RAND()*MIN([.$D27]; 0.1)" office:value-type="float" office:value="-0.0688372028765239" calcext:value-type="float">
            <text:p>-0.068837202876524</text:p>
          </table:table-cell>
          <table:table-cell/>
          <table:table-cell table:formula="of:=1-[.$D27] + RAND()*MIN([.$D27]; 0.1)" office:value-type="float" office:value="0.193584835342958" calcext:value-type="float">
            <text:p>0.193584835342958</text:p>
          </table:table-cell>
          <table:table-cell table:formula="of:=1-[.$D27] + RAND()*MIN([.$D27]; 0.1)" office:value-type="float" office:value="0.160657976236069" calcext:value-type="float">
            <text:p>0.160657976236069</text:p>
          </table:table-cell>
          <table:table-cell table:formula="of:=1-[.$D27] + RAND()*MIN([.$D27]; 0.1)" office:value-type="float" office:value="0.122320340367158" calcext:value-type="float">
            <text:p>0.122320340367158</text:p>
          </table:table-cell>
          <table:table-cell table:formula="of:=1-[.$D27] + RAND()*MIN([.$D27]; 0.1)" office:value-type="float" office:value="0.146367497314095" calcext:value-type="float">
            <text:p>0.14636749731409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formula="of:=0.8-[.$D28] + RAND()*MIN([.$D28]; 0.1)" office:value-type="float" office:value="-0.115844813219753" calcext:value-type="float">
            <text:p>-0.115844813219753</text:p>
          </table:table-cell>
          <table:table-cell table:formula="of:=0.8-[.$D28] + RAND()*MIN([.$D28]; 0.1)" office:value-type="float" office:value="-0.183034504481025" calcext:value-type="float">
            <text:p>-0.183034504481025</text:p>
          </table:table-cell>
          <table:table-cell table:formula="of:=0.8-[.$D28] + RAND()*MIN([.$D28]; 0.1)" office:value-type="float" office:value="-0.18004909781081" calcext:value-type="float">
            <text:p>-0.18004909781081</text:p>
          </table:table-cell>
          <table:table-cell table:formula="of:=0.8-[.$D28] + RAND()*MIN([.$D28]; 0.1)" office:value-type="float" office:value="-0.16461848811391" calcext:value-type="float">
            <text:p>-0.16461848811391</text:p>
          </table:table-cell>
          <table:table-cell/>
          <table:table-cell table:formula="of:=1-[.$D28] + RAND()*MIN([.$D28]; 0.1)" office:value-type="float" office:value="0.00951438149438011" calcext:value-type="float">
            <text:p>0.00951438149438</text:p>
          </table:table-cell>
          <table:table-cell table:formula="of:=1-[.$D28] + RAND()*MIN([.$D28]; 0.1)" office:value-type="float" office:value="0.0518655467520355" calcext:value-type="float">
            <text:p>0.051865546752036</text:p>
          </table:table-cell>
          <table:table-cell table:formula="of:=1-[.$D28] + RAND()*MIN([.$D28]; 0.1)" office:value-type="float" office:value="0.0597232880640067" calcext:value-type="float">
            <text:p>0.059723288064007</text:p>
          </table:table-cell>
          <table:table-cell table:formula="of:=1-[.$D28] + RAND()*MIN([.$D28]; 0.1)" office:value-type="float" office:value="0.0581061680488025" calcext:value-type="float">
            <text:p>0.058106168048803</text:p>
          </table:table-cell>
          <table:table-cell table:number-columns-repeated="10"/>
        </table:table-row>
        <table:table-row table:style-name="ro1" table:number-rows-repeated="3"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P(trace_neg)</text:p>
          </table:table-cell>
          <table:table-cell office:value-type="string" calcext:value-type="string">
            <text:p>IM-Precision</text:p>
          </table:table-cell>
          <table:table-cell office:value-type="string" calcext:value-type="string">
            <text:p>F-Precision</text:p>
          </table:table-cell>
          <table:table-cell office:value-type="string" calcext:value-type="string">
            <text:p>M-Precision</text:p>
          </table:table-cell>
          <table:table-cell office:value-type="string" calcext:value-type="string">
            <text:p>D-Precision</text:p>
          </table:table-cell>
          <table:table-cell/>
          <table:table-cell office:value-type="string" calcext:value-type="string">
            <text:p>IM-Accuracy</text:p>
          </table:table-cell>
          <table:table-cell office:value-type="string" calcext:value-type="string">
            <text:p>F-Accuracy</text:p>
          </table:table-cell>
          <table:table-cell office:value-type="string" calcext:value-type="string">
            <text:p>M-Accuracy</text:p>
          </table:table-cell>
          <table:table-cell office:value-type="string" calcext:value-type="string">
            <text:p>D-Accuracy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formula="of:=1-[.$D33] + RAND()*MIN([.$D33]; 0.1)" office:value-type="float" office:value="1" calcext:value-type="float">
            <text:p>1</text:p>
          </table:table-cell>
          <table:table-cell table:formula="of:=1-[.$D33] + RAND()*MIN([.$D33]; 0.2)" office:value-type="float" office:value="1" calcext:value-type="float">
            <text:p>1</text:p>
          </table:table-cell>
          <table:table-cell table:formula="of:=1-[.$D33] + RAND()*MIN([.$D33]; 0.2)" office:value-type="float" office:value="1" calcext:value-type="float">
            <text:p>1</text:p>
          </table:table-cell>
          <table:table-cell table:formula="of:=1-[.$D33] + RAND()*MIN([.$D33]; 0.3)" office:value-type="float" office:value="1" calcext:value-type="float">
            <text:p>1</text:p>
          </table:table-cell>
          <table:table-cell/>
          <table:table-cell table:formula="of:=1-[.$D33] + RAND()*MIN([.$D33]; 0.1)" office:value-type="float" office:value="1" calcext:value-type="float">
            <text:p>1</text:p>
          </table:table-cell>
          <table:table-cell table:formula="of:=1-[.$D33] + RAND()*MIN([.$D33]; 0.1)" office:value-type="float" office:value="1" calcext:value-type="float">
            <text:p>1</text:p>
          </table:table-cell>
          <table:table-cell table:formula="of:=1-[.$D33] + RAND()*MIN([.$D33]; 0.1)" office:value-type="float" office:value="1" calcext:value-type="float">
            <text:p>1</text:p>
          </table:table-cell>
          <table:table-cell table:formula="of:=1-[.$D33] + RAND()*MIN([.$D33]; 0.1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0.1" calcext:value-type="float">
            <text:p>0.1</text:p>
          </table:table-cell>
          <table:table-cell table:formula="of:=1-[.$D34] + RAND()*MIN([.$D34]; 0.1)" office:value-type="float" office:value="0.957365018063118" calcext:value-type="float">
            <text:p>0.957365018063118</text:p>
          </table:table-cell>
          <table:table-cell table:formula="of:=1-[.$D34] + RAND()*MIN([.$D34]; 0.2)" office:value-type="float" office:value="0.913174522342844" calcext:value-type="float">
            <text:p>0.913174522342844</text:p>
          </table:table-cell>
          <table:table-cell table:formula="of:=1-[.$D34] + RAND()*MIN([.$D34]; 0.2)" office:value-type="float" office:value="0.995654488512596" calcext:value-type="float">
            <text:p>0.995654488512596</text:p>
          </table:table-cell>
          <table:table-cell table:formula="of:=1-[.$D34] + RAND()*MIN([.$D34]; 0.3)" office:value-type="float" office:value="0.913487869845163" calcext:value-type="float">
            <text:p>0.913487869845163</text:p>
          </table:table-cell>
          <table:table-cell/>
          <table:table-cell table:formula="of:=1-[.$D34] + RAND()*MIN([.$D34]; 0.1)" office:value-type="float" office:value="0.929201224798977" calcext:value-type="float">
            <text:p>0.929201224798977</text:p>
          </table:table-cell>
          <table:table-cell table:formula="of:=1-[.$D34] + RAND()*MIN([.$D34]; 0.1)" office:value-type="float" office:value="0.93962132832657" calcext:value-type="float">
            <text:p>0.93962132832657</text:p>
          </table:table-cell>
          <table:table-cell table:formula="of:=1-[.$D34] + RAND()*MIN([.$D34]; 0.1)" office:value-type="float" office:value="0.938726564959217" calcext:value-type="float">
            <text:p>0.938726564959217</text:p>
          </table:table-cell>
          <table:table-cell table:formula="of:=1-[.$D34] + RAND()*MIN([.$D34]; 0.1)" office:value-type="float" office:value="0.912276347574086" calcext:value-type="float">
            <text:p>0.91227634757408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0.2" calcext:value-type="float">
            <text:p>0.2</text:p>
          </table:table-cell>
          <table:table-cell table:formula="of:=1-[.$D35] + RAND()*MIN([.$D35]; 0.1)" office:value-type="float" office:value="0.823262307755392" calcext:value-type="float">
            <text:p>0.823262307755392</text:p>
          </table:table-cell>
          <table:table-cell table:formula="of:=1-[.$D35] + RAND()*MIN([.$D35]; 0.2)" office:value-type="float" office:value="0.822705795896253" calcext:value-type="float">
            <text:p>0.822705795896253</text:p>
          </table:table-cell>
          <table:table-cell table:formula="of:=1-[.$D35] + RAND()*MIN([.$D35]; 0.2)" office:value-type="float" office:value="0.919819957575664" calcext:value-type="float">
            <text:p>0.919819957575664</text:p>
          </table:table-cell>
          <table:table-cell table:formula="of:=1-[.$D35] + RAND()*MIN([.$D35]; 0.3)" office:value-type="float" office:value="0.955065622008621" calcext:value-type="float">
            <text:p>0.955065622008621</text:p>
          </table:table-cell>
          <table:table-cell/>
          <table:table-cell table:formula="of:=1-[.$D35] + RAND()*MIN([.$D35]; 0.1)" office:value-type="float" office:value="0.863422894445396" calcext:value-type="float">
            <text:p>0.863422894445396</text:p>
          </table:table-cell>
          <table:table-cell table:formula="of:=1-[.$D35] + RAND()*MIN([.$D35]; 0.1)" office:value-type="float" office:value="0.867561911859159" calcext:value-type="float">
            <text:p>0.867561911859159</text:p>
          </table:table-cell>
          <table:table-cell table:formula="of:=1-[.$D35] + RAND()*MIN([.$D35]; 0.1)" office:value-type="float" office:value="0.8228644944951" calcext:value-type="float">
            <text:p>0.8228644944951</text:p>
          </table:table-cell>
          <table:table-cell table:formula="of:=1-[.$D35] + RAND()*MIN([.$D35]; 0.1)" office:value-type="float" office:value="0.877930984491135" calcext:value-type="float">
            <text:p>0.87793098449113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0.3" calcext:value-type="float">
            <text:p>0.3</text:p>
          </table:table-cell>
          <table:table-cell table:formula="of:=1-[.$D36] + RAND()*MIN([.$D36]; 0.1)" office:value-type="float" office:value="0.709792557806735" calcext:value-type="float">
            <text:p>0.709792557806735</text:p>
          </table:table-cell>
          <table:table-cell table:formula="of:=1-[.$D36] + RAND()*MIN([.$D36]; 0.2)" office:value-type="float" office:value="0.770491837617974" calcext:value-type="float">
            <text:p>0.770491837617974</text:p>
          </table:table-cell>
          <table:table-cell table:formula="of:=1-[.$D36] + RAND()*MIN([.$D36]; 0.2)" office:value-type="float" office:value="0.870639969296032" calcext:value-type="float">
            <text:p>0.870639969296032</text:p>
          </table:table-cell>
          <table:table-cell table:formula="of:=1-[.$D36] + RAND()*MIN([.$D36]; 0.3)" office:value-type="float" office:value="0.703511122514633" calcext:value-type="float">
            <text:p>0.703511122514633</text:p>
          </table:table-cell>
          <table:table-cell/>
          <table:table-cell table:formula="of:=1-[.$D36] + RAND()*MIN([.$D36]; 0.1)" office:value-type="float" office:value="0.799340968052236" calcext:value-type="float">
            <text:p>0.799340968052236</text:p>
          </table:table-cell>
          <table:table-cell table:formula="of:=1-[.$D36] + RAND()*MIN([.$D36]; 0.1)" office:value-type="float" office:value="0.704122519588774" calcext:value-type="float">
            <text:p>0.704122519588774</text:p>
          </table:table-cell>
          <table:table-cell table:formula="of:=1-[.$D36] + RAND()*MIN([.$D36]; 0.1)" office:value-type="float" office:value="0.728298703569039" calcext:value-type="float">
            <text:p>0.728298703569039</text:p>
          </table:table-cell>
          <table:table-cell table:formula="of:=1-[.$D36] + RAND()*MIN([.$D36]; 0.1)" office:value-type="float" office:value="0.750396085148367" calcext:value-type="float">
            <text:p>0.75039608514836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0.4" calcext:value-type="float">
            <text:p>0.4</text:p>
          </table:table-cell>
          <table:table-cell table:formula="of:=1-[.$D37] + RAND()*MIN([.$D37]; 0.1)" office:value-type="float" office:value="0.658082363042378" calcext:value-type="float">
            <text:p>0.658082363042378</text:p>
          </table:table-cell>
          <table:table-cell table:formula="of:=1-[.$D37] + RAND()*MIN([.$D37]; 0.2)" office:value-type="float" office:value="0.617417207419661" calcext:value-type="float">
            <text:p>0.617417207419661</text:p>
          </table:table-cell>
          <table:table-cell table:formula="of:=1-[.$D37] + RAND()*MIN([.$D37]; 0.2)" office:value-type="float" office:value="0.669207465627645" calcext:value-type="float">
            <text:p>0.669207465627645</text:p>
          </table:table-cell>
          <table:table-cell table:formula="of:=1-[.$D37] + RAND()*MIN([.$D37]; 0.3)" office:value-type="float" office:value="0.731998953258622" calcext:value-type="float">
            <text:p>0.731998953258622</text:p>
          </table:table-cell>
          <table:table-cell/>
          <table:table-cell table:formula="of:=1-[.$D37] + RAND()*MIN([.$D37]; 0.1)" office:value-type="float" office:value="0.637979595111352" calcext:value-type="float">
            <text:p>0.637979595111352</text:p>
          </table:table-cell>
          <table:table-cell table:formula="of:=1-[.$D37] + RAND()*MIN([.$D37]; 0.1)" office:value-type="float" office:value="0.690443927176632" calcext:value-type="float">
            <text:p>0.690443927176632</text:p>
          </table:table-cell>
          <table:table-cell table:formula="of:=1-[.$D37] + RAND()*MIN([.$D37]; 0.1)" office:value-type="float" office:value="0.672494055131425" calcext:value-type="float">
            <text:p>0.672494055131425</text:p>
          </table:table-cell>
          <table:table-cell table:formula="of:=1-[.$D37] + RAND()*MIN([.$D37]; 0.1)" office:value-type="float" office:value="0.616218222187805" calcext:value-type="float">
            <text:p>0.61621822218780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0.5" calcext:value-type="float">
            <text:p>0.5</text:p>
          </table:table-cell>
          <table:table-cell table:formula="of:=1-[.$D38] + RAND()*MIN([.$D38]; 0.1)" office:value-type="float" office:value="0.517887902363506" calcext:value-type="float">
            <text:p>0.517887902363506</text:p>
          </table:table-cell>
          <table:table-cell table:formula="of:=1-[.$D38] + RAND()*MIN([.$D38]; 0.2)" office:value-type="float" office:value="0.538675225288487" calcext:value-type="float">
            <text:p>0.538675225288487</text:p>
          </table:table-cell>
          <table:table-cell table:formula="of:=1-[.$D38] + RAND()*MIN([.$D38]; 0.2)" office:value-type="float" office:value="0.596731334725479" calcext:value-type="float">
            <text:p>0.596731334725479</text:p>
          </table:table-cell>
          <table:table-cell table:formula="of:=1-[.$D38] + RAND()*MIN([.$D38]; 0.3)" office:value-type="float" office:value="0.555380374729918" calcext:value-type="float">
            <text:p>0.555380374729918</text:p>
          </table:table-cell>
          <table:table-cell/>
          <table:table-cell table:formula="of:=1-[.$D38] + RAND()*MIN([.$D38]; 0.1)" office:value-type="float" office:value="0.572771537579717" calcext:value-type="float">
            <text:p>0.572771537579717</text:p>
          </table:table-cell>
          <table:table-cell table:formula="of:=1-[.$D38] + RAND()*MIN([.$D38]; 0.1)" office:value-type="float" office:value="0.55326235086398" calcext:value-type="float">
            <text:p>0.55326235086398</text:p>
          </table:table-cell>
          <table:table-cell table:formula="of:=1-[.$D38] + RAND()*MIN([.$D38]; 0.1)" office:value-type="float" office:value="0.528046315664476" calcext:value-type="float">
            <text:p>0.528046315664476</text:p>
          </table:table-cell>
          <table:table-cell table:formula="of:=1-[.$D38] + RAND()*MIN([.$D38]; 0.1)" office:value-type="float" office:value="0.524192452225558" calcext:value-type="float">
            <text:p>0.52419245222555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0.6" calcext:value-type="float">
            <text:p>0.6</text:p>
          </table:table-cell>
          <table:table-cell table:formula="of:=1-[.$D39] + RAND()*MIN([.$D39]; 0.1)" office:value-type="float" office:value="0.417194218973145" calcext:value-type="float">
            <text:p>0.417194218973145</text:p>
          </table:table-cell>
          <table:table-cell table:formula="of:=1-[.$D39] + RAND()*MIN([.$D39]; 0.2)" office:value-type="float" office:value="0.499168449914062" calcext:value-type="float">
            <text:p>0.499168449914062</text:p>
          </table:table-cell>
          <table:table-cell table:formula="of:=1-[.$D39] + RAND()*MIN([.$D39]; 0.2)" office:value-type="float" office:value="0.552028719309653" calcext:value-type="float">
            <text:p>0.552028719309653</text:p>
          </table:table-cell>
          <table:table-cell table:formula="of:=1-[.$D39] + RAND()*MIN([.$D39]; 0.3)" office:value-type="float" office:value="0.590892732585985" calcext:value-type="float">
            <text:p>0.590892732585985</text:p>
          </table:table-cell>
          <table:table-cell/>
          <table:table-cell table:formula="of:=1-[.$D39] + RAND()*MIN([.$D39]; 0.1)" office:value-type="float" office:value="0.473153221356938" calcext:value-type="float">
            <text:p>0.473153221356938</text:p>
          </table:table-cell>
          <table:table-cell table:formula="of:=1-[.$D39] + RAND()*MIN([.$D39]; 0.1)" office:value-type="float" office:value="0.404601936723103" calcext:value-type="float">
            <text:p>0.404601936723103</text:p>
          </table:table-cell>
          <table:table-cell table:formula="of:=1-[.$D39] + RAND()*MIN([.$D39]; 0.1)" office:value-type="float" office:value="0.461377213105388" calcext:value-type="float">
            <text:p>0.461377213105388</text:p>
          </table:table-cell>
          <table:table-cell table:formula="of:=1-[.$D39] + RAND()*MIN([.$D39]; 0.1)" office:value-type="float" office:value="0.447348356704425" calcext:value-type="float">
            <text:p>0.44734835670442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0.7" calcext:value-type="float">
            <text:p>0.7</text:p>
          </table:table-cell>
          <table:table-cell table:formula="of:=1-[.$D40] + RAND()*MIN([.$D40]; 0.1)" office:value-type="float" office:value="0.367751462440019" calcext:value-type="float">
            <text:p>0.367751462440019</text:p>
          </table:table-cell>
          <table:table-cell table:formula="of:=1-[.$D40] + RAND()*MIN([.$D40]; 0.2)" office:value-type="float" office:value="0.343561358461432" calcext:value-type="float">
            <text:p>0.343561358461432</text:p>
          </table:table-cell>
          <table:table-cell table:formula="of:=1-[.$D40] + RAND()*MIN([.$D40]; 0.2)" office:value-type="float" office:value="0.365591388924827" calcext:value-type="float">
            <text:p>0.365591388924827</text:p>
          </table:table-cell>
          <table:table-cell table:formula="of:=1-[.$D40] + RAND()*MIN([.$D40]; 0.3)" office:value-type="float" office:value="0.367228618692922" calcext:value-type="float">
            <text:p>0.367228618692922</text:p>
          </table:table-cell>
          <table:table-cell/>
          <table:table-cell table:formula="of:=1-[.$D40] + RAND()*MIN([.$D40]; 0.1)" office:value-type="float" office:value="0.314231956960609" calcext:value-type="float">
            <text:p>0.314231956960609</text:p>
          </table:table-cell>
          <table:table-cell table:formula="of:=1-[.$D40] + RAND()*MIN([.$D40]; 0.1)" office:value-type="float" office:value="0.327164572532585" calcext:value-type="float">
            <text:p>0.327164572532585</text:p>
          </table:table-cell>
          <table:table-cell table:formula="of:=1-[.$D40] + RAND()*MIN([.$D40]; 0.1)" office:value-type="float" office:value="0.314787909215592" calcext:value-type="float">
            <text:p>0.314787909215592</text:p>
          </table:table-cell>
          <table:table-cell table:formula="of:=1-[.$D40] + RAND()*MIN([.$D40]; 0.1)" office:value-type="float" office:value="0.377591630172753" calcext:value-type="float">
            <text:p>0.37759163017275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0.8" calcext:value-type="float">
            <text:p>0.8</text:p>
          </table:table-cell>
          <table:table-cell table:formula="of:=1-[.$D41] + RAND()*MIN([.$D41]; 0.1)" office:value-type="float" office:value="0.206815210690423" calcext:value-type="float">
            <text:p>0.206815210690423</text:p>
          </table:table-cell>
          <table:table-cell table:formula="of:=1-[.$D41] + RAND()*MIN([.$D41]; 0.2)" office:value-type="float" office:value="0.305921878215349" calcext:value-type="float">
            <text:p>0.305921878215349</text:p>
          </table:table-cell>
          <table:table-cell table:formula="of:=1-[.$D41] + RAND()*MIN([.$D41]; 0.2)" office:value-type="float" office:value="0.249535874719199" calcext:value-type="float">
            <text:p>0.249535874719199</text:p>
          </table:table-cell>
          <table:table-cell table:formula="of:=1-[.$D41] + RAND()*MIN([.$D41]; 0.3)" office:value-type="float" office:value="0.439787112474683" calcext:value-type="float">
            <text:p>0.439787112474683</text:p>
          </table:table-cell>
          <table:table-cell/>
          <table:table-cell table:formula="of:=1-[.$D41] + RAND()*MIN([.$D41]; 0.1)" office:value-type="float" office:value="0.211275155349513" calcext:value-type="float">
            <text:p>0.211275155349513</text:p>
          </table:table-cell>
          <table:table-cell table:formula="of:=1-[.$D41] + RAND()*MIN([.$D41]; 0.1)" office:value-type="float" office:value="0.249619220333556" calcext:value-type="float">
            <text:p>0.249619220333556</text:p>
          </table:table-cell>
          <table:table-cell table:formula="of:=1-[.$D41] + RAND()*MIN([.$D41]; 0.1)" office:value-type="float" office:value="0.283277980320567" calcext:value-type="float">
            <text:p>0.283277980320567</text:p>
          </table:table-cell>
          <table:table-cell table:formula="of:=1-[.$D41] + RAND()*MIN([.$D41]; 0.1)" office:value-type="float" office:value="0.261621800947539" calcext:value-type="float">
            <text:p>0.26162180094753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0.9" calcext:value-type="float">
            <text:p>0.9</text:p>
          </table:table-cell>
          <table:table-cell table:formula="of:=1-[.$D42] + RAND()*MIN([.$D42]; 0.1)" office:value-type="float" office:value="0.185948698804261" calcext:value-type="float">
            <text:p>0.185948698804261</text:p>
          </table:table-cell>
          <table:table-cell table:formula="of:=1-[.$D42] + RAND()*MIN([.$D42]; 0.2)" office:value-type="float" office:value="0.168060197652703" calcext:value-type="float">
            <text:p>0.168060197652703</text:p>
          </table:table-cell>
          <table:table-cell table:formula="of:=1-[.$D42] + RAND()*MIN([.$D42]; 0.2)" office:value-type="float" office:value="0.163971296987029" calcext:value-type="float">
            <text:p>0.163971296987029</text:p>
          </table:table-cell>
          <table:table-cell table:formula="of:=1-[.$D42] + RAND()*MIN([.$D42]; 0.3)" office:value-type="float" office:value="0.167037055167845" calcext:value-type="float">
            <text:p>0.167037055167845</text:p>
          </table:table-cell>
          <table:table-cell/>
          <table:table-cell table:formula="of:=1-[.$D42] + RAND()*MIN([.$D42]; 0.1)" office:value-type="float" office:value="0.10749944273729" calcext:value-type="float">
            <text:p>0.10749944273729</text:p>
          </table:table-cell>
          <table:table-cell table:formula="of:=1-[.$D42] + RAND()*MIN([.$D42]; 0.1)" office:value-type="float" office:value="0.136498953298485" calcext:value-type="float">
            <text:p>0.136498953298485</text:p>
          </table:table-cell>
          <table:table-cell table:formula="of:=1-[.$D42] + RAND()*MIN([.$D42]; 0.1)" office:value-type="float" office:value="0.116638276013558" calcext:value-type="float">
            <text:p>0.116638276013558</text:p>
          </table:table-cell>
          <table:table-cell table:formula="of:=1-[.$D42] + RAND()*MIN([.$D42]; 0.1)" office:value-type="float" office:value="0.110295288798497" calcext:value-type="float">
            <text:p>0.11029528879849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formula="of:=1-[.$D43] + RAND()*MIN([.$D43]; 0.1)" office:value-type="float" office:value="0.0994636808760575" calcext:value-type="float">
            <text:p>0.099463680876058</text:p>
          </table:table-cell>
          <table:table-cell table:formula="of:=1-[.$D43] + RAND()*MIN([.$D43]; 0.2)" office:value-type="float" office:value="0.0636931387196357" calcext:value-type="float">
            <text:p>0.063693138719636</text:p>
          </table:table-cell>
          <table:table-cell table:formula="of:=1-[.$D43] + RAND()*MIN([.$D43]; 0.2)" office:value-type="float" office:value="0.182705923445839" calcext:value-type="float">
            <text:p>0.182705923445839</text:p>
          </table:table-cell>
          <table:table-cell table:formula="of:=1-[.$D43] + RAND()*MIN([.$D43]; 0.3)" office:value-type="float" office:value="0.0897009960452156" calcext:value-type="float">
            <text:p>0.089700996045216</text:p>
          </table:table-cell>
          <table:table-cell/>
          <table:table-cell table:formula="of:=1-[.$D43] + RAND()*MIN([.$D43]; 0.1)" office:value-type="float" office:value="0.0162140458722887" calcext:value-type="float">
            <text:p>0.016214045872289</text:p>
          </table:table-cell>
          <table:table-cell table:formula="of:=1-[.$D43] + RAND()*MIN([.$D43]; 0.1)" office:value-type="float" office:value="0.0252459547188494" calcext:value-type="float">
            <text:p>0.02524595471885</text:p>
          </table:table-cell>
          <table:table-cell table:formula="of:=1-[.$D43] + RAND()*MIN([.$D43]; 0.1)" office:value-type="float" office:value="0.0752563501044041" calcext:value-type="float">
            <text:p>0.075256350104404</text:p>
          </table:table-cell>
          <table:table-cell table:formula="of:=1-[.$D43] + RAND()*MIN([.$D43]; 0.1)" office:value-type="float" office:value="0.0992335012646733" calcext:value-type="float">
            <text:p>0.099233501264673</text:p>
          </table:table-cell>
          <table:table-cell table:number-columns-repeated="10"/>
        </table:table-row>
        <table:table-row table:style-name="ro1" table:number-rows-repeated="65">
          <table:table-cell table:number-columns-repeated="23"/>
        </table:table-row>
        <table:table-row table:style-name="ro1">
          <table:table-cell table:number-columns-repeated="2"/>
          <table:table-cell office:value-type="string" calcext:value-type="string">
            <text:p>Inductive Miner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This table is used to record the experiment results after 5 tests on the same P(loh_neg) control variable, but only for one method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P(log_neg)</text:p>
          </table:table-cell>
          <table:table-cell office:value-type="string" calcext:value-type="string">
            <text:p>Exp-1-AP</text:p>
          </table:table-cell>
          <table:table-cell office:value-type="string" calcext:value-type="string">
            <text:p>Exp-1-NP</text:p>
          </table:table-cell>
          <table:table-cell office:value-type="string" calcext:value-type="string">
            <text:p>Exp-1-NA</text:p>
          </table:table-cell>
          <table:table-cell office:value-type="string" calcext:value-type="string">
            <text:p>Exp-1-NN</text:p>
          </table:table-cell>
          <table:table-cell office:value-type="string" calcext:value-type="string">
            <text:p>Exp-2-AP</text:p>
          </table:table-cell>
          <table:table-cell office:value-type="string" calcext:value-type="string">
            <text:p>Exp-2-NP</text:p>
          </table:table-cell>
          <table:table-cell office:value-type="string" calcext:value-type="string">
            <text:p>Exp-2-NA</text:p>
          </table:table-cell>
          <table:table-cell office:value-type="string" calcext:value-type="string">
            <text:p>Exp-2-NN</text:p>
          </table:table-cell>
          <table:table-cell office:value-type="string" calcext:value-type="string">
            <text:p>Exp-3-AP</text:p>
          </table:table-cell>
          <table:table-cell office:value-type="string" calcext:value-type="string">
            <text:p>Exp-3-NP</text:p>
          </table:table-cell>
          <table:table-cell office:value-type="string" calcext:value-type="string">
            <text:p>Exp-3-NA</text:p>
          </table:table-cell>
          <table:table-cell office:value-type="string" calcext:value-type="string">
            <text:p>Exp-3-NN</text:p>
          </table:table-cell>
          <table:table-cell office:value-type="string" calcext:value-type="string">
            <text:p>Exp-4-AP</text:p>
          </table:table-cell>
          <table:table-cell office:value-type="string" calcext:value-type="string">
            <text:p>Exp-4-NP</text:p>
          </table:table-cell>
          <table:table-cell office:value-type="string" calcext:value-type="string">
            <text:p>Exp-4-NA</text:p>
          </table:table-cell>
          <table:table-cell office:value-type="string" calcext:value-type="string">
            <text:p>Exp-4-NN</text:p>
          </table:table-cell>
          <table:table-cell office:value-type="string" calcext:value-type="string">
            <text:p>Exp-5-AP</text:p>
          </table:table-cell>
          <table:table-cell office:value-type="string" calcext:value-type="string">
            <text:p>Exp-5-NP</text:p>
          </table:table-cell>
          <table:table-cell office:value-type="string" calcext:value-type="string">
            <text:p>Exp-5-NA</text:p>
          </table:table-cell>
          <table:table-cell office:value-type="string" calcext:value-type="string">
            <text:p>Exp-5-NN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0.1" calcext:value-type="float">
            <text:p>0.1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0.2" calcext:value-type="float">
            <text:p>0.2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0.3" calcext:value-type="float">
            <text:p>0.3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0.4" calcext:value-type="float">
            <text:p>0.4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0.5" calcext:value-type="float">
            <text:p>0.5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0.6" calcext:value-type="float">
            <text:p>0.6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0.7" calcext:value-type="float">
            <text:p>0.7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0.8" calcext:value-type="float">
            <text:p>0.8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0.9" calcext:value-type="float">
            <text:p>0.9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2"/>
          <table:table-cell office:value-type="string" calcext:value-type="string">
            <text:p>Fahland’s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P(log_neg)</text:p>
          </table:table-cell>
          <table:table-cell office:value-type="string" calcext:value-type="string">
            <text:p>Exp-1-AP</text:p>
          </table:table-cell>
          <table:table-cell office:value-type="string" calcext:value-type="string">
            <text:p>Exp-1-NP</text:p>
          </table:table-cell>
          <table:table-cell office:value-type="string" calcext:value-type="string">
            <text:p>Exp-1-NA</text:p>
          </table:table-cell>
          <table:table-cell office:value-type="string" calcext:value-type="string">
            <text:p>Exp-1-NN</text:p>
          </table:table-cell>
          <table:table-cell office:value-type="string" calcext:value-type="string">
            <text:p>Exp-2-AP</text:p>
          </table:table-cell>
          <table:table-cell office:value-type="string" calcext:value-type="string">
            <text:p>Exp-2-NP</text:p>
          </table:table-cell>
          <table:table-cell office:value-type="string" calcext:value-type="string">
            <text:p>Exp-2-NA</text:p>
          </table:table-cell>
          <table:table-cell office:value-type="string" calcext:value-type="string">
            <text:p>Exp-2-NN</text:p>
          </table:table-cell>
          <table:table-cell office:value-type="string" calcext:value-type="string">
            <text:p>Exp-3-AP</text:p>
          </table:table-cell>
          <table:table-cell office:value-type="string" calcext:value-type="string">
            <text:p>Exp-3-NP</text:p>
          </table:table-cell>
          <table:table-cell office:value-type="string" calcext:value-type="string">
            <text:p>Exp-3-NA</text:p>
          </table:table-cell>
          <table:table-cell office:value-type="string" calcext:value-type="string">
            <text:p>Exp-3-NN</text:p>
          </table:table-cell>
          <table:table-cell office:value-type="string" calcext:value-type="string">
            <text:p>Exp-4-AP</text:p>
          </table:table-cell>
          <table:table-cell office:value-type="string" calcext:value-type="string">
            <text:p>Exp-4-NP</text:p>
          </table:table-cell>
          <table:table-cell office:value-type="string" calcext:value-type="string">
            <text:p>Exp-4-NA</text:p>
          </table:table-cell>
          <table:table-cell office:value-type="string" calcext:value-type="string">
            <text:p>Exp-4-NN</text:p>
          </table:table-cell>
          <table:table-cell office:value-type="string" calcext:value-type="string">
            <text:p>Exp-5-AP</text:p>
          </table:table-cell>
          <table:table-cell office:value-type="string" calcext:value-type="string">
            <text:p>Exp-5-NP</text:p>
          </table:table-cell>
          <table:table-cell office:value-type="string" calcext:value-type="string">
            <text:p>Exp-5-NA</text:p>
          </table:table-cell>
          <table:table-cell office:value-type="string" calcext:value-type="string">
            <text:p>Exp-5-NN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0.1" calcext:value-type="float">
            <text:p>0.1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0.2" calcext:value-type="float">
            <text:p>0.2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0.3" calcext:value-type="float">
            <text:p>0.3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0.4" calcext:value-type="float">
            <text:p>0.4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0.5" calcext:value-type="float">
            <text:p>0.5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0.6" calcext:value-type="float">
            <text:p>0.6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0.7" calcext:value-type="float">
            <text:p>0.7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0.8" calcext:value-type="float">
            <text:p>0.8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0.9" calcext:value-type="float">
            <text:p>0.9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Marcus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P(log_neg)</text:p>
          </table:table-cell>
          <table:table-cell office:value-type="string" calcext:value-type="string">
            <text:p>Exp-1-AP</text:p>
          </table:table-cell>
          <table:table-cell office:value-type="string" calcext:value-type="string">
            <text:p>Exp-1-NP</text:p>
          </table:table-cell>
          <table:table-cell office:value-type="string" calcext:value-type="string">
            <text:p>Exp-1-NA</text:p>
          </table:table-cell>
          <table:table-cell office:value-type="string" calcext:value-type="string">
            <text:p>Exp-1-NN</text:p>
          </table:table-cell>
          <table:table-cell office:value-type="string" calcext:value-type="string">
            <text:p>Exp-2-AP</text:p>
          </table:table-cell>
          <table:table-cell office:value-type="string" calcext:value-type="string">
            <text:p>Exp-2-NP</text:p>
          </table:table-cell>
          <table:table-cell office:value-type="string" calcext:value-type="string">
            <text:p>Exp-2-NA</text:p>
          </table:table-cell>
          <table:table-cell office:value-type="string" calcext:value-type="string">
            <text:p>Exp-2-NN</text:p>
          </table:table-cell>
          <table:table-cell office:value-type="string" calcext:value-type="string">
            <text:p>Exp-3-AP</text:p>
          </table:table-cell>
          <table:table-cell office:value-type="string" calcext:value-type="string">
            <text:p>Exp-3-NP</text:p>
          </table:table-cell>
          <table:table-cell office:value-type="string" calcext:value-type="string">
            <text:p>Exp-3-NA</text:p>
          </table:table-cell>
          <table:table-cell office:value-type="string" calcext:value-type="string">
            <text:p>Exp-3-NN</text:p>
          </table:table-cell>
          <table:table-cell office:value-type="string" calcext:value-type="string">
            <text:p>Exp-4-AP</text:p>
          </table:table-cell>
          <table:table-cell office:value-type="string" calcext:value-type="string">
            <text:p>Exp-4-NP</text:p>
          </table:table-cell>
          <table:table-cell office:value-type="string" calcext:value-type="string">
            <text:p>Exp-4-NA</text:p>
          </table:table-cell>
          <table:table-cell office:value-type="string" calcext:value-type="string">
            <text:p>Exp-4-NN</text:p>
          </table:table-cell>
          <table:table-cell office:value-type="string" calcext:value-type="string">
            <text:p>Exp-5-AP</text:p>
          </table:table-cell>
          <table:table-cell office:value-type="string" calcext:value-type="string">
            <text:p>Exp-5-NP</text:p>
          </table:table-cell>
          <table:table-cell office:value-type="string" calcext:value-type="string">
            <text:p>Exp-5-NA</text:p>
          </table:table-cell>
          <table:table-cell office:value-type="string" calcext:value-type="string">
            <text:p>Exp-5-NN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0.1" calcext:value-type="float">
            <text:p>0.1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0.2" calcext:value-type="float">
            <text:p>0.2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0.3" calcext:value-type="float">
            <text:p>0.3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0.4" calcext:value-type="float">
            <text:p>0.4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0.5" calcext:value-type="float">
            <text:p>0.5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0.6" calcext:value-type="float">
            <text:p>0.6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0.7" calcext:value-type="float">
            <text:p>0.7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0.8" calcext:value-type="float">
            <text:p>0.8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0.9" calcext:value-type="float">
            <text:p>0.9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2"/>
          <table:table-cell office:value-type="string" calcext:value-type="string">
            <text:p>Dfg-Method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P(log_neg)</text:p>
          </table:table-cell>
          <table:table-cell office:value-type="string" calcext:value-type="string">
            <text:p>Exp-1-AP</text:p>
          </table:table-cell>
          <table:table-cell office:value-type="string" calcext:value-type="string">
            <text:p>Exp-1-NP</text:p>
          </table:table-cell>
          <table:table-cell office:value-type="string" calcext:value-type="string">
            <text:p>Exp-1-NA</text:p>
          </table:table-cell>
          <table:table-cell office:value-type="string" calcext:value-type="string">
            <text:p>Exp-1-NN</text:p>
          </table:table-cell>
          <table:table-cell office:value-type="string" calcext:value-type="string">
            <text:p>Exp-2-AP</text:p>
          </table:table-cell>
          <table:table-cell office:value-type="string" calcext:value-type="string">
            <text:p>Exp-2-NP</text:p>
          </table:table-cell>
          <table:table-cell office:value-type="string" calcext:value-type="string">
            <text:p>Exp-2-NA</text:p>
          </table:table-cell>
          <table:table-cell office:value-type="string" calcext:value-type="string">
            <text:p>Exp-2-NN</text:p>
          </table:table-cell>
          <table:table-cell office:value-type="string" calcext:value-type="string">
            <text:p>Exp-3-AP</text:p>
          </table:table-cell>
          <table:table-cell office:value-type="string" calcext:value-type="string">
            <text:p>Exp-3-NP</text:p>
          </table:table-cell>
          <table:table-cell office:value-type="string" calcext:value-type="string">
            <text:p>Exp-3-NA</text:p>
          </table:table-cell>
          <table:table-cell office:value-type="string" calcext:value-type="string">
            <text:p>Exp-3-NN</text:p>
          </table:table-cell>
          <table:table-cell office:value-type="string" calcext:value-type="string">
            <text:p>Exp-4-AP</text:p>
          </table:table-cell>
          <table:table-cell office:value-type="string" calcext:value-type="string">
            <text:p>Exp-4-NP</text:p>
          </table:table-cell>
          <table:table-cell office:value-type="string" calcext:value-type="string">
            <text:p>Exp-4-NA</text:p>
          </table:table-cell>
          <table:table-cell office:value-type="string" calcext:value-type="string">
            <text:p>Exp-4-NN</text:p>
          </table:table-cell>
          <table:table-cell office:value-type="string" calcext:value-type="string">
            <text:p>Exp-5-AP</text:p>
          </table:table-cell>
          <table:table-cell office:value-type="string" calcext:value-type="string">
            <text:p>Exp-5-NP</text:p>
          </table:table-cell>
          <table:table-cell office:value-type="string" calcext:value-type="string">
            <text:p>Exp-5-NA</text:p>
          </table:table-cell>
          <table:table-cell office:value-type="string" calcext:value-type="string">
            <text:p>Exp-5-NN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0.1" calcext:value-type="float">
            <text:p>0.1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0.2" calcext:value-type="float">
            <text:p>0.2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0.3" calcext:value-type="float">
            <text:p>0.3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0.4" calcext:value-type="float">
            <text:p>0.4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0.5" calcext:value-type="float">
            <text:p>0.5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0.6" calcext:value-type="float">
            <text:p>0.6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0.7" calcext:value-type="float">
            <text:p>0.7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0.8" calcext:value-type="float">
            <text:p>0.8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0.9" calcext:value-type="float">
            <text:p>0.9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5">00/00/0000</text:date>, <text:time style:data-style-name="N2" text:time-value="11:24:56.9760196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2T14:31:43.009221779</meta:creation-date>
    <dc:date>2019-04-05T18:09:29.657286247</dc:date>
    <meta:editing-duration>PT7H46M2S</meta:editing-duration>
    <meta:editing-cycles>6</meta:editing-cycles>
    <meta:generator>LibreOffice/6.0.7.3$Linux_X86_64 LibreOffice_project/00m0$Build-3</meta:generator>
    <meta:document-statistic meta:table-count="2" meta:cell-count="71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1" chart:origin="0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7cm" svg:height="9.006cm" xlink:href=".." xlink:type="simple" chart:class="chart:scatter" chart:style-name="ch1">
        <chart:title svg:x="2.411cm" svg:y="0.316cm" chart:style-name="ch2">
          <text:p>Precision Result With Different Log Negative Possibility</text:p>
        </chart:title>
        <chart:legend chart:legend-position="end" svg:x="11.928cm" svg:y="3.457cm" style:legend-expansion="high" chart:style-name="ch3"/>
        <chart:plot-area chart:style-name="ch4" table:cell-range-address="Sheet1.E2:Sheet1.H13 Sheet1.C2:Sheet1.C13 Sheet1.A1:Sheet1.A1" chart:data-source-has-labels="both" svg:x="1.33cm" svg:y="1.275cm" svg:width="10.279cm" svg:height="6.57cm">
          <chartooo:coordinate-region svg:x="2.057cm" svg:y="1.474cm" svg:width="9.552cm" svg:height="6.172cm"/>
          <chart:axis chart:dimension="x" chart:name="primary-x" chart:style-name="ch5" chartooo:axis-type="auto">
            <chart:title svg:x="5.605cm" svg:y="8.025cm" chart:style-name="ch6">
              <text:p>P(log_neg)</text:p>
            </chart:title>
            <chart:categories table:cell-range-address="Sheet1.E2:Sheet1.E2"/>
          </chart:axis>
          <chart:axis chart:dimension="y" chart:name="primary-y" chart:style-name="ch7">
            <chart:title svg:x="0.451cm" svg:y="5.292cm" chart:style-name="ch8">
              <text:p>Precision</text:p>
            </chart:title>
            <chart:grid chart:style-name="ch9" chart:class="major"/>
          </chart:axis>
          <chart:series chart:style-name="ch10" chart:values-cell-range-address="Sheet1.E2:Sheet1.E13" chart:label-cell-address="Sheet1.A1:Sheet1.A1" chart:class="chart:scatter">
            <chart:domain table:cell-range-address="Sheet1.C2:Sheet1.C13"/>
            <chart:data-point chart:repeated="12"/>
          </chart:series>
          <chart:series chart:style-name="ch11" chart:values-cell-range-address="Sheet1.F2:Sheet1.F13" chart:label-cell-address="Sheet1.A1:Sheet1.A1" chart:class="chart:scatter">
            <chart:data-point chart:repeated="12"/>
          </chart:series>
          <chart:series chart:style-name="ch12" chart:values-cell-range-address="Sheet1.G2:Sheet1.G13" chart:label-cell-address="Sheet1.A1:Sheet1.A1" chart:class="chart:scatter">
            <chart:data-point chart:repeated="12"/>
          </chart:series>
          <chart:series chart:style-name="ch13" chart:values-cell-range-address="Sheet1.H2:Sheet1.H13" chart:label-cell-address="Sheet1.A1:Sheet1.A1" chart:class="chart:scatter">
            <chart:data-point chart:repeated="1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Simple Event Log</text:p>
                <draw:g>
                  <svg:desc>Sheet1.A1:Sheet1.A1</svg:desc>
                </draw:g>
              </table:table-cell>
              <table:table-cell office:value-type="string">
                <text:p>Simple Event Log</text:p>
                <draw:g>
                  <svg:desc>Sheet1.A1:Sheet1.A1</svg:desc>
                </draw:g>
              </table:table-cell>
              <table:table-cell office:value-type="string">
                <text:p>Simple Event Log</text:p>
                <draw:g>
                  <svg:desc>Sheet1.A1:Sheet1.A1</svg:desc>
                </draw:g>
              </table:table-cell>
              <table:table-cell office:value-type="string">
                <text:p>Simple Event Log</text:p>
                <draw:g>
                  <svg:desc>Sheet1.A1:Sheet1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M-Precision</text:p>
                <draw:g>
                  <svg:desc>Sheet1.E2:Sheet1.E2</svg:desc>
                </draw:g>
              </table:table-cell>
              <table:table-cell office:value-type="float" office:value="NaN">
                <text:p>NaN</text:p>
                <draw:g>
                  <svg:desc>Sheet1.C2:Sheet1.C13</svg:desc>
                </draw:g>
              </table:table-cell>
              <table:table-cell office:value-type="float" office:value="NaN">
                <text:p>NaN</text:p>
                <draw:g>
                  <svg:desc>Sheet1.E2:Sheet1.E13</svg:desc>
                </draw:g>
              </table:table-cell>
              <table:table-cell office:value-type="float" office:value="NaN">
                <text:p>NaN</text:p>
                <draw:g>
                  <svg:desc>Sheet1.F2:Sheet1.F13</svg:desc>
                </draw:g>
              </table:table-cell>
              <table:table-cell office:value-type="float" office:value="NaN">
                <text:p>NaN</text:p>
                <draw:g>
                  <svg:desc>Sheet1.G2:Sheet1.G13</svg:desc>
                </draw:g>
              </table:table-cell>
              <table:table-cell office:value-type="float" office:value="NaN">
                <text:p>NaN</text:p>
                <draw:g>
                  <svg:desc>Sheet1.H2:Sheet1.H13</svg:desc>
                </draw:g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1">
                <text:p>0.1</text:p>
              </table:table-cell>
              <table:table-cell office:value-type="float" office:value="0.983896162561211">
                <text:p>0.983896162561211</text:p>
              </table:table-cell>
              <table:table-cell office:value-type="float" office:value="0.999580695680129">
                <text:p>0.999580695680129</text:p>
              </table:table-cell>
              <table:table-cell office:value-type="float" office:value="0.916380497420666">
                <text:p>0.916380497420666</text:p>
              </table:table-cell>
              <table:table-cell office:value-type="float" office:value="0.955468815538715">
                <text:p>0.955468815538715</text:p>
              </table:table-cell>
            </table:table-row>
            <table:table-row>
              <table:table-cell office:value-type="string"/>
              <table:table-cell office:value-type="float" office:value="0.2">
                <text:p>0.2</text:p>
              </table:table-cell>
              <table:table-cell office:value-type="float" office:value="0.891666624194785">
                <text:p>0.891666624194785</text:p>
              </table:table-cell>
              <table:table-cell office:value-type="float" office:value="0.809668712836296">
                <text:p>0.809668712836296</text:p>
              </table:table-cell>
              <table:table-cell office:value-type="float" office:value="0.834181208675597">
                <text:p>0.834181208675597</text:p>
              </table:table-cell>
              <table:table-cell office:value-type="float" office:value="0.837301348710884">
                <text:p>0.837301348710884</text:p>
              </table:table-cell>
            </table:table-row>
            <table:table-row>
              <table:table-cell office:value-type="string"/>
              <table:table-cell office:value-type="float" office:value="0.3">
                <text:p>0.3</text:p>
              </table:table-cell>
              <table:table-cell office:value-type="float" office:value="0.708869037309576">
                <text:p>0.708869037309576</text:p>
              </table:table-cell>
              <table:table-cell office:value-type="float" office:value="0.735302955612615">
                <text:p>0.735302955612615</text:p>
              </table:table-cell>
              <table:table-cell office:value-type="float" office:value="0.892727331902536">
                <text:p>0.892727331902536</text:p>
              </table:table-cell>
              <table:table-cell office:value-type="float" office:value="0.72124022009409">
                <text:p>0.72124022009409</text:p>
              </table:table-cell>
            </table:table-row>
            <table:table-row>
              <table:table-cell office:value-type="string"/>
              <table:table-cell office:value-type="float" office:value="0.4">
                <text:p>0.4</text:p>
              </table:table-cell>
              <table:table-cell office:value-type="float" office:value="0.645736722741691">
                <text:p>0.645736722741691</text:p>
              </table:table-cell>
              <table:table-cell office:value-type="float" office:value="0.769307483258832">
                <text:p>0.769307483258832</text:p>
              </table:table-cell>
              <table:table-cell office:value-type="float" office:value="0.605230952550878">
                <text:p>0.605230952550878</text:p>
              </table:table-cell>
              <table:table-cell office:value-type="float" office:value="0.669953608306904">
                <text:p>0.669953608306904</text:p>
              </table:table-cell>
            </table:table-row>
            <table:table-row>
              <table:table-cell office:value-type="string"/>
              <table:table-cell office:value-type="float" office:value="0.5">
                <text:p>0.5</text:p>
              </table:table-cell>
              <table:table-cell office:value-type="float" office:value="0.559171946548534">
                <text:p>0.559171946548534</text:p>
              </table:table-cell>
              <table:table-cell office:value-type="float" office:value="0.641127163665731">
                <text:p>0.641127163665731</text:p>
              </table:table-cell>
              <table:table-cell office:value-type="float" office:value="0.603752522450748">
                <text:p>0.603752522450748</text:p>
              </table:table-cell>
              <table:table-cell office:value-type="float" office:value="0.619039856350961">
                <text:p>0.619039856350961</text:p>
              </table:table-cell>
            </table:table-row>
            <table:table-row>
              <table:table-cell office:value-type="string"/>
              <table:table-cell office:value-type="float" office:value="0.6">
                <text:p>0.6</text:p>
              </table:table-cell>
              <table:table-cell office:value-type="float" office:value="0.463728811825792">
                <text:p>0.463728811825792</text:p>
              </table:table-cell>
              <table:table-cell office:value-type="float" office:value="0.565345722676502">
                <text:p>0.565345722676502</text:p>
              </table:table-cell>
              <table:table-cell office:value-type="float" office:value="0.54270558480937">
                <text:p>0.54270558480937</text:p>
              </table:table-cell>
              <table:table-cell office:value-type="float" office:value="0.640678974650732">
                <text:p>0.640678974650732</text:p>
              </table:table-cell>
            </table:table-row>
            <table:table-row>
              <table:table-cell office:value-type="string"/>
              <table:table-cell office:value-type="float" office:value="0.7">
                <text:p>0.7</text:p>
              </table:table-cell>
              <table:table-cell office:value-type="float" office:value="0.362996842265761">
                <text:p>0.362996842265761</text:p>
              </table:table-cell>
              <table:table-cell office:value-type="float" office:value="0.326986195660601">
                <text:p>0.326986195660601</text:p>
              </table:table-cell>
              <table:table-cell office:value-type="float" office:value="0.455067083239339">
                <text:p>0.455067083239339</text:p>
              </table:table-cell>
              <table:table-cell office:value-type="float" office:value="0.383425705665674">
                <text:p>0.383425705665674</text:p>
              </table:table-cell>
            </table:table-row>
            <table:table-row>
              <table:table-cell office:value-type="string"/>
              <table:table-cell office:value-type="float" office:value="0.8">
                <text:p>0.8</text:p>
              </table:table-cell>
              <table:table-cell office:value-type="float" office:value="0.247383490607289">
                <text:p>0.247383490607289</text:p>
              </table:table-cell>
              <table:table-cell office:value-type="float" office:value="0.246183700352387">
                <text:p>0.246183700352387</text:p>
              </table:table-cell>
              <table:table-cell office:value-type="float" office:value="0.26357466509303">
                <text:p>0.26357466509303</text:p>
              </table:table-cell>
              <table:table-cell office:value-type="float" office:value="0.436814437732693">
                <text:p>0.436814437732693</text:p>
              </table:table-cell>
            </table:table-row>
            <table:table-row>
              <table:table-cell office:value-type="string"/>
              <table:table-cell office:value-type="float" office:value="0.9">
                <text:p>0.9</text:p>
              </table:table-cell>
              <table:table-cell office:value-type="float" office:value="0.171892633001842">
                <text:p>0.171892633001842</text:p>
              </table:table-cell>
              <table:table-cell office:value-type="float" office:value="0.240514903431305">
                <text:p>0.240514903431305</text:p>
              </table:table-cell>
              <table:table-cell office:value-type="float" office:value="0.147662595456075">
                <text:p>0.147662595456075</text:p>
              </table:table-cell>
              <table:table-cell office:value-type="float" office:value="0.204714007278482">
                <text:p>0.204714007278482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0.0932387978323903">
                <text:p>0.0932387978323903</text:p>
              </table:table-cell>
              <table:table-cell office:value-type="float" office:value="0.0192839149664574">
                <text:p>0.0192839149664574</text:p>
              </table:table-cell>
              <table:table-cell office:value-type="float" office:value="0.126964067757521">
                <text:p>0.126964067757521</text:p>
              </table:table-cell>
              <table:table-cell office:value-type="float" office:value="0.0607110500397537">
                <text:p>0.06071105003975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dash" draw:stroke-dash="Fine_20_Dashed" svg:stroke-width="0.08cm" svg:stroke-color="#004586" draw:fill-color="#004586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dash" draw:stroke-dash="Fine_20_Dashed" svg:stroke-width="0.08cm" svg:stroke-color="#ff420e" draw:fill-color="#ff420e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dash" draw:stroke-dash="Fine_20_Dashed" svg:stroke-width="0.08cm" svg:stroke-color="#fff200" draw:fill-color="#fff20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dash" draw:stroke-dash="Fine_20_Dashed" svg:stroke-width="0.08cm" svg:stroke-color="#579d1c" draw:fill-color="#579d1c"/>
      <style:text-properties fo:font-size="10pt" style:font-size-asian="10pt" style:font-size-complex="10pt"/>
    </style:style>
    <style:style style:name="ch17" style:family="chart">
      <style:chart-properties chart:solid-type="cuboid" chart:symbol-type="named-symbol" chart:symbol-name="arrow-up" chart:symbol-width="0.25cm" chart:symbol-height="0.25cm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0.375cm" svg:height="16.895cm" xlink:href=".." xlink:type="simple" chart:class="chart:scatter" chart:style-name="ch1">
        <chart:title svg:x="6.611cm" svg:y="0.473cm" chart:style-name="ch2">
          <text:p>Precision With Varied P(trace_neg)</text:p>
        </chart:title>
        <chart:legend chart:legend-position="end" svg:x="15.717cm" svg:y="6.405cm" style:legend-expansion="high" chart:style-name="ch3"/>
        <chart:plot-area chart:style-name="ch4" table:cell-range-address="Sheet2.D3:Sheet2.H13 Sheet2.E2:Sheet2.H2 Sheet2.E17:Sheet2.H28" chart:data-source-has-labels="row" svg:x="1.418cm" svg:y="1.589cm" svg:width="13.892cm" svg:height="13.988cm">
          <chartooo:coordinate-region svg:x="2.251cm" svg:y="1.788cm" svg:width="12.819cm" svg:height="13.59cm"/>
          <chart:axis chart:dimension="x" chart:name="primary-x" chart:style-name="ch5">
            <chart:title svg:x="7.288cm" svg:y="15.914cm" chart:style-name="ch6">
              <text:p>P(Trace_Neg)</text:p>
            </chart:title>
          </chart:axis>
          <chart:axis chart:dimension="y" chart:name="primary-y" chart:style-name="ch5">
            <chart:title svg:x="0.451cm" svg:y="9.315cm" chart:style-name="ch7">
              <text:p>Precision</text:p>
            </chart:title>
            <chart:grid chart:style-name="ch8" chart:class="major"/>
          </chart:axis>
          <chart:series chart:style-name="ch9" chart:values-cell-range-address="Sheet2.E3:Sheet2.E13" chart:label-cell-address="Sheet2.E2:Sheet2.E2" chart:class="chart:scatter">
            <chart:domain table:cell-range-address="Sheet2.D3:Sheet2.D13"/>
            <chart:data-point chart:repeated="11"/>
          </chart:series>
          <chart:series chart:style-name="ch10" chart:values-cell-range-address="Sheet2.F3:Sheet2.F13" chart:label-cell-address="Sheet2.F2:Sheet2.F2" chart:class="chart:scatter">
            <chart:data-point chart:repeated="11"/>
          </chart:series>
          <chart:series chart:style-name="ch11" chart:values-cell-range-address="Sheet2.G3:Sheet2.G13" chart:label-cell-address="Sheet2.G2:Sheet2.G2" chart:class="chart:scatter">
            <chart:data-point chart:repeated="11"/>
          </chart:series>
          <chart:series chart:style-name="ch12" chart:values-cell-range-address="Sheet2.H3:Sheet2.H13" chart:label-cell-address="Sheet2.H2:Sheet2.H2" chart:class="chart:scatter">
            <chart:data-point chart:repeated="11"/>
          </chart:series>
          <chart:series chart:style-name="ch13" chart:values-cell-range-address="Sheet2.E18:Sheet2.E28" chart:label-cell-address="Sheet2.E17:Sheet2.E17" chart:class="chart:scatter">
            <chart:data-point chart:repeated="11"/>
          </chart:series>
          <chart:series chart:style-name="ch14" chart:values-cell-range-address="Sheet2.F18:Sheet2.F28" chart:label-cell-address="Sheet2.F17:Sheet2.F17" chart:class="chart:scatter">
            <chart:domain table:cell-range-address="Sheet2.D18:Sheet2.D28"/>
            <chart:data-point chart:repeated="11"/>
          </chart:series>
          <chart:series chart:style-name="ch15" chart:values-cell-range-address="Sheet2.G18:Sheet2.G28" chart:label-cell-address="Sheet2.G17:Sheet2.G17" chart:class="chart:scatter">
            <chart:domain table:cell-range-address="Sheet2.D18:Sheet2.D28"/>
            <chart:data-point chart:repeated="11"/>
          </chart:series>
          <chart:series chart:style-name="ch16" chart:values-cell-range-address="Sheet2.H18:Sheet2.H28" chart:label-cell-address="Sheet2.H17:Sheet2.H17" chart:class="chart:scatter">
            <chart:domain table:cell-range-address="Sheet2.D18:Sheet2.D28"/>
            <chart:data-point chart:repeated="8"/>
            <chart:data-point chart:style-name="ch17" chart:repeated="2"/>
            <chart:data-point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IM-Precision</text:p>
                <draw:g>
                  <svg:desc>Sheet2.E2:Sheet2.E2</svg:desc>
                </draw:g>
              </table:table-cell>
              <table:table-cell office:value-type="string">
                <text:p>F-Precision</text:p>
                <draw:g>
                  <svg:desc>Sheet2.F2:Sheet2.F2</svg:desc>
                </draw:g>
              </table:table-cell>
              <table:table-cell office:value-type="string">
                <text:p>M-Precision</text:p>
                <draw:g>
                  <svg:desc>Sheet2.G2:Sheet2.G2</svg:desc>
                </draw:g>
              </table:table-cell>
              <table:table-cell office:value-type="string">
                <text:p>D-Precision</text:p>
                <draw:g>
                  <svg:desc>Sheet2.H2:Sheet2.H2</svg:desc>
                </draw:g>
              </table:table-cell>
              <table:table-cell office:value-type="string">
                <text:p>0.2-IM-Precision</text:p>
                <draw:g>
                  <svg:desc>Sheet2.E17:Sheet2.E17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0.2-F-Precision</text:p>
                <draw:g>
                  <svg:desc>Sheet2.F17:Sheet2.F17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0.2-M-Precision</text:p>
                <draw:g>
                  <svg:desc>Sheet2.G17:Sheet2.G17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0.2-D-Precision</text:p>
                <draw:g>
                  <svg:desc>Sheet2.H17:Sheet2.H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2.D3:Sheet2.D13</svg:desc>
                </draw:g>
              </table:table-cell>
              <table:table-cell office:value-type="float" office:value="1">
                <text:p>1</text:p>
                <draw:g>
                  <svg:desc>Sheet2.E3:Sheet2.E13</svg:desc>
                </draw:g>
              </table:table-cell>
              <table:table-cell office:value-type="float" office:value="1">
                <text:p>1</text:p>
                <draw:g>
                  <svg:desc>Sheet2.F3:Sheet2.F13</svg:desc>
                </draw:g>
              </table:table-cell>
              <table:table-cell office:value-type="float" office:value="1">
                <text:p>1</text:p>
                <draw:g>
                  <svg:desc>Sheet2.G3:Sheet2.G13</svg:desc>
                </draw:g>
              </table:table-cell>
              <table:table-cell office:value-type="float" office:value="1">
                <text:p>1</text:p>
                <draw:g>
                  <svg:desc>Sheet2.H3:Sheet2.H13</svg:desc>
                </draw:g>
              </table:table-cell>
              <table:table-cell office:value-type="float" office:value="0.8">
                <text:p>0.8</text:p>
                <draw:g>
                  <svg:desc>Sheet2.E18:Sheet2.E28</svg:desc>
                </draw:g>
              </table:table-cell>
              <table:table-cell office:value-type="float" office:value="0">
                <text:p>0</text:p>
                <draw:g>
                  <svg:desc>Sheet2.D18:Sheet2.D28</svg:desc>
                </draw:g>
              </table:table-cell>
              <table:table-cell office:value-type="float" office:value="0.8">
                <text:p>0.8</text:p>
                <draw:g>
                  <svg:desc>Sheet2.F18:Sheet2.F28</svg:desc>
                </draw:g>
              </table:table-cell>
              <table:table-cell office:value-type="float" office:value="0">
                <text:p>0</text:p>
                <draw:g>
                  <svg:desc>Sheet2.D18:Sheet2.D28</svg:desc>
                </draw:g>
              </table:table-cell>
              <table:table-cell office:value-type="float" office:value="0.8">
                <text:p>0.8</text:p>
                <draw:g>
                  <svg:desc>Sheet2.G18:Sheet2.G28</svg:desc>
                </draw:g>
              </table:table-cell>
              <table:table-cell office:value-type="float" office:value="0">
                <text:p>0</text:p>
                <draw:g>
                  <svg:desc>Sheet2.D18:Sheet2.D28</svg:desc>
                </draw:g>
              </table:table-cell>
              <table:table-cell office:value-type="float" office:value="0.8">
                <text:p>0.8</text:p>
                <draw:g>
                  <svg:desc>Sheet2.H18:Sheet2.H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0.98643397018667">
                <text:p>0.98643397018667</text:p>
              </table:table-cell>
              <table:table-cell office:value-type="float" office:value="0.998433514378704">
                <text:p>0.998433514378704</text:p>
              </table:table-cell>
              <table:table-cell office:value-type="float" office:value="0.947753345181371">
                <text:p>0.947753345181371</text:p>
              </table:table-cell>
              <table:table-cell office:value-type="float" office:value="0.940324725975298">
                <text:p>0.940324725975298</text:p>
              </table:table-cell>
              <table:table-cell office:value-type="float" office:value="0.730113307075726">
                <text:p>0.730113307075726</text:p>
              </table:table-cell>
              <table:table-cell office:value-type="float" office:value="0.1">
                <text:p>0.1</text:p>
              </table:table-cell>
              <table:table-cell office:value-type="float" office:value="0.795543773550744">
                <text:p>0.795543773550744</text:p>
              </table:table-cell>
              <table:table-cell office:value-type="float" office:value="0.1">
                <text:p>0.1</text:p>
              </table:table-cell>
              <table:table-cell office:value-type="float" office:value="0.738733961842749">
                <text:p>0.738733961842749</text:p>
              </table:table-cell>
              <table:table-cell office:value-type="float" office:value="0.1">
                <text:p>0.1</text:p>
              </table:table-cell>
              <table:table-cell office:value-type="float" office:value="0.796477160085725">
                <text:p>0.7964771600857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0.808271043911851">
                <text:p>0.808271043911851</text:p>
              </table:table-cell>
              <table:table-cell office:value-type="float" office:value="0.975934056992901">
                <text:p>0.975934056992901</text:p>
              </table:table-cell>
              <table:table-cell office:value-type="float" office:value="0.909873583249873">
                <text:p>0.909873583249873</text:p>
              </table:table-cell>
              <table:table-cell office:value-type="float" office:value="0.838724313568564">
                <text:p>0.838724313568564</text:p>
              </table:table-cell>
              <table:table-cell office:value-type="float" office:value="0.61045361544553">
                <text:p>0.61045361544553</text:p>
              </table:table-cell>
              <table:table-cell office:value-type="float" office:value="0.2">
                <text:p>0.2</text:p>
              </table:table-cell>
              <table:table-cell office:value-type="float" office:value="0.673838833565831">
                <text:p>0.673838833565831</text:p>
              </table:table-cell>
              <table:table-cell office:value-type="float" office:value="0.2">
                <text:p>0.2</text:p>
              </table:table-cell>
              <table:table-cell office:value-type="float" office:value="0.634143295551906">
                <text:p>0.634143295551906</text:p>
              </table:table-cell>
              <table:table-cell office:value-type="float" office:value="0.2">
                <text:p>0.2</text:p>
              </table:table-cell>
              <table:table-cell office:value-type="float" office:value="0.693346275100959">
                <text:p>0.6933462751009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0.787669450252675">
                <text:p>0.787669450252675</text:p>
              </table:table-cell>
              <table:table-cell office:value-type="float" office:value="0.722823396881683">
                <text:p>0.722823396881683</text:p>
              </table:table-cell>
              <table:table-cell office:value-type="float" office:value="0.846525987442705">
                <text:p>0.846525987442705</text:p>
              </table:table-cell>
              <table:table-cell office:value-type="float" office:value="0.989775440370366">
                <text:p>0.989775440370366</text:p>
              </table:table-cell>
              <table:table-cell office:value-type="float" office:value="0.591714402379647">
                <text:p>0.591714402379647</text:p>
              </table:table-cell>
              <table:table-cell office:value-type="float" office:value="0.3">
                <text:p>0.3</text:p>
              </table:table-cell>
              <table:table-cell office:value-type="float" office:value="0.572944408567954">
                <text:p>0.572944408567954</text:p>
              </table:table-cell>
              <table:table-cell office:value-type="float" office:value="0.3">
                <text:p>0.3</text:p>
              </table:table-cell>
              <table:table-cell office:value-type="float" office:value="0.526976263372183">
                <text:p>0.526976263372183</text:p>
              </table:table-cell>
              <table:table-cell office:value-type="float" office:value="0.3">
                <text:p>0.3</text:p>
              </table:table-cell>
              <table:table-cell office:value-type="float" office:value="0.53686196893593">
                <text:p>0.536861968935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0.603855823876986">
                <text:p>0.603855823876986</text:p>
              </table:table-cell>
              <table:table-cell office:value-type="float" office:value="0.634372341187502">
                <text:p>0.634372341187502</text:p>
              </table:table-cell>
              <table:table-cell office:value-type="float" office:value="0.621232463467873">
                <text:p>0.621232463467873</text:p>
              </table:table-cell>
              <table:table-cell office:value-type="float" office:value="0.606997359617835">
                <text:p>0.606997359617835</text:p>
              </table:table-cell>
              <table:table-cell office:value-type="float" office:value="0.47587662260729">
                <text:p>0.47587662260729</text:p>
              </table:table-cell>
              <table:table-cell office:value-type="float" office:value="0.4">
                <text:p>0.4</text:p>
              </table:table-cell>
              <table:table-cell office:value-type="float" office:value="0.477224223488355">
                <text:p>0.477224223488355</text:p>
              </table:table-cell>
              <table:table-cell office:value-type="float" office:value="0.4">
                <text:p>0.4</text:p>
              </table:table-cell>
              <table:table-cell office:value-type="float" office:value="0.474717005007019">
                <text:p>0.474717005007019</text:p>
              </table:table-cell>
              <table:table-cell office:value-type="float" office:value="0.4">
                <text:p>0.4</text:p>
              </table:table-cell>
              <table:table-cell office:value-type="float" office:value="0.493026589292646">
                <text:p>0.4930265892926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.511295151982349">
                <text:p>0.511295151982349</text:p>
              </table:table-cell>
              <table:table-cell office:value-type="float" office:value="0.613965435852426">
                <text:p>0.613965435852426</text:p>
              </table:table-cell>
              <table:table-cell office:value-type="float" office:value="0.65696017646815">
                <text:p>0.65696017646815</text:p>
              </table:table-cell>
              <table:table-cell office:value-type="float" office:value="0.508788710708672">
                <text:p>0.508788710708672</text:p>
              </table:table-cell>
              <table:table-cell office:value-type="float" office:value="0.361850673999563">
                <text:p>0.361850673999563</text:p>
              </table:table-cell>
              <table:table-cell office:value-type="float" office:value="0.5">
                <text:p>0.5</text:p>
              </table:table-cell>
              <table:table-cell office:value-type="float" office:value="0.322380717762542">
                <text:p>0.322380717762542</text:p>
              </table:table-cell>
              <table:table-cell office:value-type="float" office:value="0.5">
                <text:p>0.5</text:p>
              </table:table-cell>
              <table:table-cell office:value-type="float" office:value="0.331021123621038">
                <text:p>0.331021123621038</text:p>
              </table:table-cell>
              <table:table-cell office:value-type="float" office:value="0.5">
                <text:p>0.5</text:p>
              </table:table-cell>
              <table:table-cell office:value-type="float" office:value="0.370202194031853">
                <text:p>0.3702021940318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0.472928823285526">
                <text:p>0.472928823285526</text:p>
              </table:table-cell>
              <table:table-cell office:value-type="float" office:value="0.500151606255122">
                <text:p>0.500151606255122</text:p>
              </table:table-cell>
              <table:table-cell office:value-type="float" office:value="0.434388873954702">
                <text:p>0.434388873954702</text:p>
              </table:table-cell>
              <table:table-cell office:value-type="float" office:value="0.519890991515649">
                <text:p>0.519890991515649</text:p>
              </table:table-cell>
              <table:table-cell office:value-type="float" office:value="0.25640694069932">
                <text:p>0.25640694069932</text:p>
              </table:table-cell>
              <table:table-cell office:value-type="float" office:value="0.6">
                <text:p>0.6</text:p>
              </table:table-cell>
              <table:table-cell office:value-type="float" office:value="0.249152147228057">
                <text:p>0.249152147228057</text:p>
              </table:table-cell>
              <table:table-cell office:value-type="float" office:value="0.6">
                <text:p>0.6</text:p>
              </table:table-cell>
              <table:table-cell office:value-type="float" office:value="0.283944120552749">
                <text:p>0.283944120552749</text:p>
              </table:table-cell>
              <table:table-cell office:value-type="float" office:value="0.6">
                <text:p>0.6</text:p>
              </table:table-cell>
              <table:table-cell office:value-type="float" office:value="0.228357857583713">
                <text:p>0.2283578575837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0.314797979046406">
                <text:p>0.314797979046406</text:p>
              </table:table-cell>
              <table:table-cell office:value-type="float" office:value="0.428731009858375">
                <text:p>0.428731009858375</text:p>
              </table:table-cell>
              <table:table-cell office:value-type="float" office:value="0.471554660762994">
                <text:p>0.471554660762994</text:p>
              </table:table-cell>
              <table:table-cell office:value-type="float" office:value="0.589231071821898">
                <text:p>0.589231071821898</text:p>
              </table:table-cell>
              <table:table-cell office:value-type="float" office:value="0.106655972048271">
                <text:p>0.106655972048271</text:p>
              </table:table-cell>
              <table:table-cell office:value-type="float" office:value="0.7">
                <text:p>0.7</text:p>
              </table:table-cell>
              <table:table-cell office:value-type="float" office:value="0.111942163862445">
                <text:p>0.111942163862445</text:p>
              </table:table-cell>
              <table:table-cell office:value-type="float" office:value="0.7">
                <text:p>0.7</text:p>
              </table:table-cell>
              <table:table-cell office:value-type="float" office:value="0.133253889222323">
                <text:p>0.133253889222323</text:p>
              </table:table-cell>
              <table:table-cell office:value-type="float" office:value="0.7">
                <text:p>0.7</text:p>
              </table:table-cell>
              <table:table-cell office:value-type="float" office:value="0.110156469509333">
                <text:p>0.110156469509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0.262704069947867">
                <text:p>0.262704069947867</text:p>
              </table:table-cell>
              <table:table-cell office:value-type="float" office:value="0.218215916823718">
                <text:p>0.218215916823718</text:p>
              </table:table-cell>
              <table:table-cell office:value-type="float" office:value="0.209816511249396">
                <text:p>0.209816511249396</text:p>
              </table:table-cell>
              <table:table-cell office:value-type="float" office:value="0.258750377984881">
                <text:p>0.258750377984881</text:p>
              </table:table-cell>
              <table:table-cell office:value-type="float" office:value="0.0707988894226402">
                <text:p>0.0707988894226402</text:p>
              </table:table-cell>
              <table:table-cell office:value-type="float" office:value="0.8">
                <text:p>0.8</text:p>
              </table:table-cell>
              <table:table-cell office:value-type="float" office:value="0.0990930258291557">
                <text:p>0.0990930258291557</text:p>
              </table:table-cell>
              <table:table-cell office:value-type="float" office:value="0.8">
                <text:p>0.8</text:p>
              </table:table-cell>
              <table:table-cell office:value-type="float" office:value="0.0953260372057295">
                <text:p>0.0953260372057295</text:p>
              </table:table-cell>
              <table:table-cell office:value-type="float" office:value="0.8">
                <text:p>0.8</text:p>
              </table:table-cell>
              <table:table-cell office:value-type="float" office:value="0.0443519286416251">
                <text:p>0.04435192864162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0.152650521209286">
                <text:p>0.152650521209286</text:p>
              </table:table-cell>
              <table:table-cell office:value-type="float" office:value="0.139911003209553">
                <text:p>0.139911003209553</text:p>
              </table:table-cell>
              <table:table-cell office:value-type="float" office:value="0.18691308484197">
                <text:p>0.18691308484197</text:p>
              </table:table-cell>
              <table:table-cell office:value-type="float" office:value="0.32162550029453">
                <text:p>0.32162550029453</text:p>
              </table:table-cell>
              <table:table-cell office:value-type="float" office:value="-0.0201897725461462">
                <text:p>-0.0201897725461462</text:p>
              </table:table-cell>
              <table:table-cell office:value-type="float" office:value="0.9">
                <text:p>0.9</text:p>
              </table:table-cell>
              <table:table-cell office:value-type="float" office:value="-0.0338083572091245">
                <text:p>-0.0338083572091245</text:p>
              </table:table-cell>
              <table:table-cell office:value-type="float" office:value="0.9">
                <text:p>0.9</text:p>
              </table:table-cell>
              <table:table-cell office:value-type="float" office:value="-0.0719242675705799">
                <text:p>-0.0719242675705799</text:p>
              </table:table-cell>
              <table:table-cell office:value-type="float" office:value="0.9">
                <text:p>0.9</text:p>
              </table:table-cell>
              <table:table-cell office:value-type="float" office:value="-0.0688372028765239">
                <text:p>-0.06883720287652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0.029007939202646">
                <text:p>0.029007939202646</text:p>
              </table:table-cell>
              <table:table-cell office:value-type="float" office:value="0.137169977077623">
                <text:p>0.137169977077623</text:p>
              </table:table-cell>
              <table:table-cell office:value-type="float" office:value="0.0964736921846007">
                <text:p>0.0964736921846007</text:p>
              </table:table-cell>
              <table:table-cell office:value-type="float" office:value="0.191129082029131">
                <text:p>0.191129082029131</text:p>
              </table:table-cell>
              <table:table-cell office:value-type="float" office:value="-0.115844813219753">
                <text:p>-0.115844813219753</text:p>
              </table:table-cell>
              <table:table-cell office:value-type="float" office:value="1">
                <text:p>1</text:p>
              </table:table-cell>
              <table:table-cell office:value-type="float" office:value="-0.183034504481025">
                <text:p>-0.183034504481025</text:p>
              </table:table-cell>
              <table:table-cell office:value-type="float" office:value="1">
                <text:p>1</text:p>
              </table:table-cell>
              <table:table-cell office:value-type="float" office:value="-0.18004909781081">
                <text:p>-0.18004909781081</text:p>
              </table:table-cell>
              <table:table-cell office:value-type="float" office:value="1">
                <text:p>1</text:p>
              </table:table-cell>
              <table:table-cell office:value-type="float" office:value="-0.16461848811391">
                <text:p>-0.1646184881139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